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Wingdings" svg:font-family="Wingdings" style:font-charset="x-symbol"/>
    <style:font-face style:name="Google Sans" svg:font-family="'Google Sans', arial, sans-serif"/>
    <style:font-face style:name="Helvetica" svg:font-family="Helvetica, Verdana, Arial, sans-serif"/>
    <style:font-face style:name="HelveticaNeue-Light" svg:font-family="HelveticaNeue-Light, 'Helvetica Neue Light', 'Helvetica Neue', Helvetica, Arial, 'Lucida Grande', sans-serif"/>
    <style:font-face style:name="Lohit Devanagari1" svg:font-family="'Lohit Devanagari'"/>
    <style:font-face style:name="Myriad Set Pro Text" svg:font-family="'Myriad Set Pro Text', Helvetica, Arial, sans-serif"/>
    <style:font-face style:name="OpenSans-Regular" svg:font-family="OpenSans-Regular, Arial, sans-serif, apple-system, BlinkMacSystemFont, 'Segoe UI', 'Apple Color Emoji', 'Segoe UI Emoji', 'Segoe UI Symbol'"/>
    <style:font-face style:name="OpenSymbol" svg:font-family="OpenSymbol"/>
    <style:font-face style:name="Roboto" svg:font-family="Roboto, Helvetica, Arial, sans-serif"/>
    <style:font-face style:name="SoDo Sans" svg:font-family="'SoDo Sans', apple-system, BlinkMacSystemFont, 'Segoe UI', Roboto, Oxygen, Ubuntu, Cantarell, 'Fira Sans', 'Droid Sans', 'Helvetica Neue', sans-serif"/>
    <style:font-face style:name="Times New Roman" svg:font-family="'Times New Roman', Times, serif"/>
    <style:font-face style:name="apple-system1" svg:font-family="apple-system, BlinkMacSystemFont, 'Segoe UI', Oxygen, Ubuntu, Cantarell, 'Fira Sans', 'Droid Sans', 'Helvetica Neue', sans-serif"/>
    <style:font-face style:name="apple-system" svg:font-family="apple-system, BlinkMacSystemFont, 'Segoe UI', Roboto, 'Helvetica Neue', Arial, 'Noto Sans', sans-serif, 'Apple Color Emoji', 'Segoe UI Emoji', 'Segoe UI Symbol', 'Noto Color Emoji'"/>
    <style:font-face style:name="arial" svg:font-family="arial, sans-serif"/>
    <style:font-face style:name="sans-serif" svg:font-family="sans-serif"/>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Calibri" fo:font-size="12pt" fo:font-weight="bold" style:font-size-asian="12pt" style:font-weight-asian="bold" style:font-name-complex="Calibri2" style:font-size-complex="12pt"/>
    </style:style>
    <style:style style:name="P2" style:family="paragraph" style:parent-style-name="Standard">
      <style:paragraph-properties loext:contextual-spacing="false" fo:margin-top="0.423cm" fo:margin-bottom="0.423cm"/>
    </style:style>
    <style:style style:name="P3" style:family="paragraph" style:parent-style-name="Standard">
      <style:paragraph-properties loext:contextual-spacing="false" fo:margin-top="0.423cm" fo:margin-bottom="0.423cm"/>
      <style:text-properties style:font-name="Calibri" fo:font-size="12pt" fo:font-weight="bold" style:font-size-asian="12pt" style:font-weight-asian="bold" style:font-name-complex="Calibri2" style:font-size-complex="12pt"/>
    </style:style>
    <style:style style:name="P4" style:family="paragraph" style:parent-style-name="Standard">
      <style:paragraph-properties loext:contextual-spacing="false" fo:margin-left="0.635cm" fo:margin-right="0cm" fo:margin-top="0.423cm" fo:margin-bottom="0.423cm" fo:text-indent="0cm" style:auto-text-indent="false"/>
    </style:style>
    <style:style style:name="P5" style:family="paragraph" style:parent-style-name="Standard" style:master-page-name="Standard">
      <style:paragraph-properties loext:contextual-spacing="false" fo:margin-top="0.423cm" fo:margin-bottom="0.423cm" style:page-number="1"/>
      <style:text-properties style:font-name="Calibri" fo:font-size="13pt" fo:font-weight="bold" style:font-size-asian="13pt" style:font-weight-asian="bold" style:font-name-complex="Calibri2" style:font-size-complex="13pt"/>
    </style:style>
    <style:style style:name="P6" style:family="paragraph" style:parent-style-name="Standard">
      <style:paragraph-properties fo:margin-top="0.423cm" fo:margin-bottom="0.423cm"/>
    </style:style>
    <style:style style:name="P7" style:family="paragraph" style:parent-style-name="Standard">
      <style:paragraph-properties loext:contextual-spacing="false" fo:margin-top="0.423cm" fo:margin-bottom="0.423cm"/>
      <style:text-properties style:font-name="Calibri" fo:font-size="12pt" fo:font-weight="bold" style:font-size-asian="12pt" style:font-weight-asian="bold" style:font-name-complex="Calibri2" style:font-size-complex="12pt"/>
    </style:style>
    <style:style style:name="P8" style:family="paragraph" style:parent-style-name="Standard">
      <style:paragraph-properties loext:contextual-spacing="false" fo:margin-top="0.423cm" fo:margin-bottom="0.423cm"/>
      <style:text-properties style:font-name="Calibri" fo:font-size="12pt" fo:font-weight="bold" style:font-size-asian="12pt" style:font-weight-asian="bold" style:font-name-complex="Calibri2" style:font-size-complex="12pt" style:font-weight-complex="bold"/>
    </style:style>
    <style:style style:name="P9" style:family="paragraph" style:parent-style-name="Standard">
      <style:paragraph-properties loext:contextual-spacing="false" fo:margin-top="0.423cm" fo:margin-bottom="0.423cm"/>
    </style:style>
    <style:style style:name="P10" style:family="paragraph" style:parent-style-name="Standard">
      <style:paragraph-properties loext:contextual-spacing="false" fo:margin-top="0.423cm" fo:margin-bottom="0.423cm"/>
      <style:text-properties fo:font-weight="bold" style:font-weight-asian="bold" style:font-weight-complex="bold"/>
    </style:style>
    <style:style style:name="P11" style:family="paragraph" style:parent-style-name="Standard">
      <style:paragraph-properties fo:margin-top="0.423cm" fo:margin-bottom="0.423cm"/>
      <style:text-properties fo:font-variant="normal" fo:text-transform="none" fo:color="#000000" fo:letter-spacing="normal"/>
    </style:style>
    <style:style style:name="P12" style:family="paragraph" style:parent-style-name="Standard">
      <style:paragraph-properties fo:margin-top="0.423cm" fo:margin-bottom="0.423cm"/>
      <style:text-properties fo:font-variant="normal" fo:text-transform="none" fo:color="#000000" style:font-name="Calibri1" fo:font-size="12pt" fo:letter-spacing="normal" fo:font-weight="bold" style:font-size-asian="12pt" style:font-weight-asian="bold" style:font-size-complex="12pt" style:font-weight-complex="bold"/>
    </style:style>
    <style:style style:name="P13" style:family="paragraph" style:parent-style-name="Standard">
      <style:paragraph-properties fo:margin-top="0.423cm" fo:margin-bottom="0.423cm"/>
      <style:text-properties style:font-name="Calibri1" fo:font-size="12pt" fo:font-weight="bold" style:font-size-asian="12pt" style:font-weight-asian="bold" style:font-size-complex="12pt" style:font-weight-complex="bold"/>
    </style:style>
    <style:style style:name="P14" style:family="paragraph" style:parent-style-name="Standard">
      <style:paragraph-properties loext:contextual-spacing="false" fo:margin-top="0.423cm" fo:margin-bottom="0.423cm"/>
      <style:text-properties style:font-name="Calibri1" fo:font-size="12pt" fo:font-weight="bold" style:font-size-asian="12pt" style:font-weight-asian="bold" style:font-size-complex="12pt" style:font-weight-complex="bold"/>
    </style:style>
    <style:style style:name="P15" style:family="paragraph" style:parent-style-name="Standard">
      <style:paragraph-properties loext:contextual-spacing="false" fo:margin-top="0.423cm" fo:margin-bottom="0.423cm"/>
      <style:text-properties style:font-name="Calibri1" fo:font-size="12pt" fo:font-weight="bold" style:font-size-asian="12pt" style:font-weight-asian="bold" style:font-name-complex="Calibri2" style:font-size-complex="12pt" style:font-weight-complex="bold"/>
    </style:style>
    <style:style style:name="P16" style:family="paragraph" style:parent-style-name="Standard">
      <style:paragraph-properties fo:margin-top="0.423cm" fo:margin-bottom="0.423cm"/>
      <style:text-properties style:font-name="Calibri1" fo:font-weight="bold" style:font-weight-asian="bold" style:font-weight-complex="bold"/>
    </style:style>
    <style:style style:name="P17" style:family="paragraph" style:parent-style-name="Standard">
      <style:paragraph-properties loext:contextual-spacing="false" fo:margin-top="0.423cm" fo:margin-bottom="0.423cm"/>
      <style:text-properties style:font-name="Calibri1" fo:font-weight="bold" style:font-weight-asian="bold" style:font-weight-complex="bold"/>
    </style:style>
    <style:style style:name="P18" style:family="paragraph" style:parent-style-name="Standard">
      <style:paragraph-properties loext:contextual-spacing="false" fo:margin-top="0.423cm" fo:margin-bottom="0.423cm" fo:break-before="page"/>
      <style:text-properties style:font-name="Calibri" fo:font-size="12pt" fo:font-weight="bold" style:font-size-asian="12pt" style:font-weight-asian="bold" style:font-name-complex="Calibri2" style:font-size-complex="12pt"/>
    </style:style>
    <style:style style:name="P19" style:family="paragraph" style:parent-style-name="Standard" style:list-style-name="WWNum1">
      <style:paragraph-properties fo:line-height="0.423cm"/>
    </style:style>
    <style:style style:name="P20" style:family="paragraph" style:parent-style-name="Standard" style:list-style-name="WWNum4">
      <style:paragraph-properties fo:line-height="0.423cm"/>
    </style:style>
    <style:style style:name="P21" style:family="paragraph" style:parent-style-name="Standard" style:list-style-name="WWNum1">
      <style:paragraph-properties fo:line-height="0.423cm"/>
      <style:text-properties style:font-name="Calibri" style:font-name-complex="Calibri2"/>
    </style:style>
    <style:style style:name="P22" style:family="paragraph" style:parent-style-name="Standard" style:list-style-name="WWNum2">
      <style:text-properties style:font-name="Calibri" fo:font-size="12pt" style:font-size-asian="12pt" style:font-name-complex="Calibri2" style:font-size-complex="12pt"/>
    </style:style>
    <style:style style:name="P23" style:family="paragraph" style:parent-style-name="Standard">
      <style:text-properties fo:font-size="12pt" style:font-size-asian="12pt" style:font-size-complex="12pt"/>
    </style:style>
    <style:style style:name="P24" style:family="paragraph" style:parent-style-name="Standard">
      <style:text-properties style:font-name="Calibri1" fo:font-size="12pt" style:font-size-asian="12pt" style:font-size-complex="12pt"/>
    </style:style>
    <style:style style:name="P25" style:family="paragraph" style:parent-style-name="Standard" style:list-style-name="WWNum1">
      <style:paragraph-properties loext:contextual-spacing="false" fo:margin-top="0.423cm" fo:margin-bottom="0cm" fo:line-height="0.423cm"/>
    </style:style>
    <style:style style:name="P26" style:family="paragraph" style:parent-style-name="Standard" style:list-style-name="WWNum2">
      <style:paragraph-properties loext:contextual-spacing="false" fo:margin-top="0.423cm" fo:margin-bottom="0cm"/>
      <style:text-properties style:font-name="Calibri" fo:font-size="12pt" style:font-size-asian="12pt" style:font-name-complex="Calibri2" style:font-size-complex="12pt"/>
    </style:style>
    <style:style style:name="P27" style:family="paragraph" style:parent-style-name="Standard" style:list-style-name="WWNum1">
      <style:paragraph-properties loext:contextual-spacing="false" fo:margin-top="0cm" fo:margin-bottom="0.212cm" fo:line-height="0.423cm"/>
      <style:text-properties style:font-name="Calibri" style:font-name-complex="Calibri2"/>
    </style:style>
    <style:style style:name="P28" style:family="paragraph" style:parent-style-name="Standard" style:list-style-name="WWNum2">
      <style:paragraph-properties loext:contextual-spacing="false" fo:margin-top="0cm" fo:margin-bottom="0.423cm"/>
      <style:text-properties style:font-name="Calibri" fo:font-size="12pt" style:font-size-asian="12pt" style:font-name-complex="Calibri2" style:font-size-complex="12pt"/>
    </style:style>
    <style:style style:name="P29" style:family="paragraph" style:parent-style-name="Standard">
      <style:paragraph-properties fo:break-before="page"/>
      <style:text-properties style:font-name="Calibri" fo:font-size="12pt" fo:font-weight="bold" style:font-size-asian="12pt" style:font-weight-asian="bold" style:font-name-complex="Calibri2" style:font-size-complex="12pt"/>
    </style:style>
    <style:style style:name="P30" style:family="paragraph" style:parent-style-name="Standard">
      <style:paragraph-properties fo:margin-left="0cm" fo:margin-right="0cm" fo:margin-top="0cm" fo:margin-bottom="0.247cm" fo:line-height="120%" fo:text-align="start" style:justify-single-word="false" fo:orphans="2" fo:widows="2" fo:text-indent="0cm" style:auto-text-indent="false"/>
      <style:text-properties fo:font-variant="normal" fo:text-transform="none" fo:color="#124076" style:font-name="Calibri1" fo:font-size="12pt" fo:letter-spacing="normal" fo:font-style="normal" fo:font-weight="bold" style:font-size-asian="12pt" style:font-weight-asian="bold" style:font-size-complex="12pt" style:font-weight-complex="bold"/>
    </style:style>
    <style:style style:name="P31" style:family="paragraph" style:parent-style-name="Standard">
      <style:paragraph-properties fo:margin-left="0cm" fo:margin-right="0cm" fo:margin-top="0cm" fo:margin-bottom="0.247cm" fo:line-height="120%" fo:text-align="start" style:justify-single-word="false" fo:orphans="2" fo:widows="2" fo:text-indent="0cm" style:auto-text-indent="false"/>
      <style:text-properties style:font-name="Calibri1" fo:font-size="12pt" fo:font-weight="bold" style:font-size-asian="12pt" style:font-weight-asian="bold" style:font-size-complex="12pt" style:font-weight-complex="bold"/>
    </style:style>
    <style:style style:name="P32" style:family="paragraph" style:parent-style-name="Standard">
      <style:paragraph-properties loext:contextual-spacing="false" fo:margin-left="0cm" fo:margin-right="0cm" fo:margin-top="0.423cm" fo:margin-bottom="0.423cm" fo:text-indent="0cm" style:auto-text-indent="false"/>
    </style:style>
    <style:style style:name="P33" style:family="paragraph" style:parent-style-name="Standard">
      <style:paragraph-properties loext:contextual-spacing="false" fo:margin-left="0.635cm" fo:margin-right="0cm" fo:margin-top="0.423cm" fo:margin-bottom="0.423cm" fo:text-indent="0cm" style:auto-text-indent="false"/>
    </style:style>
    <style:style style:name="P34" style:family="paragraph" style:parent-style-name="List_20_Paragraph" style:list-style-name="WWNum3">
      <style:paragraph-properties loext:contextual-spacing="true" fo:margin-top="0.423cm" fo:margin-bottom="0cm" fo:line-height="0.423cm"/>
    </style:style>
    <style:style style:name="P35" style:family="paragraph" style:parent-style-name="List_20_Paragraph" style:list-style-name="WWNum3">
      <style:paragraph-properties loext:contextual-spacing="true" fo:margin-top="0.423cm" fo:margin-bottom="0.423cm" fo:line-height="0.423cm"/>
    </style:style>
    <style:style style:name="P36" style:family="paragraph" style:parent-style-name="Heading_20_1">
      <style:paragraph-properties loext:contextual-spacing="false" fo:margin-top="0.423cm" fo:margin-bottom="0.423cm"/>
      <style:text-properties style:font-name="Calibri1" fo:font-size="12pt" fo:font-weight="bold" style:font-size-asian="12pt" style:font-weight-asian="bold" style:font-size-complex="12pt" style:font-weight-complex="bold"/>
    </style:style>
    <style:style style:name="P37" style:family="paragraph" style:parent-style-name="Heading_20_2">
      <style:paragraph-properties fo:margin-left="0cm" fo:margin-right="0cm" fo:margin-top="0cm" fo:margin-bottom="0.247cm" fo:line-height="120%" fo:text-align="start" style:justify-single-word="false" fo:orphans="2" fo:widows="2" fo:text-indent="0cm" style:auto-text-indent="false"/>
      <style:text-properties fo:font-variant="normal" fo:text-transform="none" fo:color="#124076" style:font-name="Calibri1" fo:font-size="12pt" fo:letter-spacing="normal" fo:font-style="normal" fo:font-weight="bold" style:font-size-asian="12pt" style:font-weight-asian="bold" style:font-size-complex="12pt" style:font-weight-complex="bold"/>
    </style:style>
    <style:style style:name="P38" style:family="paragraph" style:parent-style-name="Heading_20_2">
      <style:paragraph-properties fo:margin-top="0.423cm" fo:margin-bottom="0.423cm"/>
    </style:style>
    <style:style style:name="P39" style:family="paragraph" style:parent-style-name="Heading_20_2">
      <style:paragraph-properties fo:margin-top="0.423cm" fo:margin-bottom="0.423cm"/>
      <style:text-properties fo:font-variant="normal" fo:text-transform="none" fo:color="#124076" style:font-name="Calibri1" fo:font-size="12pt" fo:letter-spacing="normal" fo:font-style="normal" fo:font-weight="bold" style:font-size-asian="12pt" style:font-weight-asian="bold" style:font-size-complex="12pt" style:font-weight-complex="bold"/>
    </style:style>
    <style:style style:name="P40" style:family="paragraph" style:parent-style-name="Heading_20_4">
      <style:paragraph-properties fo:margin-top="0.423cm" fo:margin-bottom="0.423cm"/>
      <style:text-properties fo:font-variant="normal" fo:text-transform="none" fo:color="#000000" style:font-name="Calibri1" fo:font-size="12pt" fo:letter-spacing="normal" fo:font-style="normal" fo:font-weight="bold" style:font-size-asian="12pt" style:font-weight-asian="bold" style:font-size-complex="12pt" style:font-weight-complex="bold"/>
    </style:style>
    <style:style style:name="P41" style:family="paragraph" style:parent-style-name="Heading_20_4">
      <style:paragraph-properties fo:margin-top="0.423cm" fo:margin-bottom="0.423cm"/>
      <style:text-properties style:font-name="Calibri1" fo:font-size="12pt" fo:font-weight="bold" style:font-size-asian="12pt" style:font-weight-asian="bold" style:font-size-complex="12pt" style:font-weight-complex="bold"/>
    </style:style>
    <style:style style:name="P42" style:family="paragraph" style:parent-style-name="Text_20_body">
      <style:paragraph-properties fo:margin-left="0cm" fo:margin-right="0cm" fo:line-height="100%" fo:orphans="2" fo:widows="2" fo:text-indent="0cm" style:auto-text-indent="false"/>
    </style:style>
    <style:style style:name="P43" style:family="paragraph" style:parent-style-name="Text_20_body">
      <style:paragraph-properties fo:margin-left="0cm" fo:margin-right="0cm" fo:orphans="2" fo:widows="2" fo:text-indent="0cm" style:auto-text-indent="false"/>
      <style:text-properties fo:font-variant="normal" fo:text-transform="none" fo:color="#333333" style:font-name="Calibri1" fo:font-size="12pt" fo:letter-spacing="normal" fo:font-style="normal" fo:font-weight="bold" style:font-size-asian="12pt" style:font-weight-asian="bold" style:font-size-complex="12pt" style:font-weight-complex="bold"/>
    </style:style>
    <style:style style:name="P44" style:family="paragraph" style:parent-style-name="Text_20_body">
      <style:paragraph-properties fo:margin-left="0cm" fo:margin-right="0cm" fo:orphans="2" fo:widows="2" fo:text-indent="0cm" style:auto-text-indent="false"/>
      <style:text-properties style:font-name="Calibri1" fo:font-size="12pt" fo:font-weight="bold" style:font-size-asian="12pt" style:font-weight-asian="bold" style:font-size-complex="12pt" style:font-weight-complex="bold"/>
    </style:style>
    <style:style style:name="P45" style:family="paragraph" style:parent-style-name="Text_20_body">
      <style:paragraph-properties fo:margin-left="0cm" fo:margin-right="0cm" fo:margin-top="0cm" fo:margin-bottom="0.247cm" fo:text-align="start" style:justify-single-word="false" fo:orphans="2" fo:widows="2" fo:text-indent="0cm" style:auto-text-indent="false"/>
      <style:text-properties fo:font-variant="normal" fo:text-transform="none" fo:color="#212529" style:font-name="Calibri1" fo:font-size="12pt" fo:letter-spacing="normal" fo:font-style="normal" fo:font-weight="bold" style:font-size-asian="12pt" style:font-weight-asian="bold" style:font-size-complex="12pt" style:font-weight-complex="bold"/>
    </style:style>
    <style:style style:name="P46" style:family="paragraph" style:parent-style-name="Text_20_body">
      <style:paragraph-properties fo:margin-left="0cm" fo:margin-right="0cm" fo:margin-top="0cm" fo:margin-bottom="0.247cm" fo:line-height="120%" fo:text-align="start" style:justify-single-word="false" fo:orphans="2" fo:widows="2" fo:text-indent="0cm" style:auto-text-indent="false"/>
      <style:text-properties fo:font-variant="normal" fo:text-transform="none" fo:color="#212529" style:font-name="Calibri1" fo:font-size="12pt" fo:letter-spacing="normal" fo:font-style="normal" fo:font-weight="bold" style:font-size-asian="12pt" style:font-weight-asian="bold" style:font-size-complex="12pt" style:font-weight-complex="bold"/>
    </style:style>
    <style:style style:name="P47" style:family="paragraph" style:parent-style-name="Text_20_body">
      <style:paragraph-properties loext:contextual-spacing="false" fo:margin-top="0.423cm" fo:margin-bottom="0.423cm"/>
      <style:text-properties fo:font-variant="normal" fo:text-transform="none" fo:color="#333333" style:font-name="Calibri1" fo:font-size="12pt" fo:letter-spacing="normal" fo:font-style="normal" fo:font-weight="bold" style:font-size-asian="12pt" style:font-weight-asian="bold" style:font-size-complex="12pt" style:font-weight-complex="bold"/>
    </style:style>
    <style:style style:name="P48" style:family="paragraph" style:parent-style-name="Text_20_body">
      <style:paragraph-properties fo:margin-top="0.423cm" fo:margin-bottom="0.423cm"/>
      <style:text-properties fo:font-variant="normal" fo:text-transform="none" fo:color="#212529" style:font-name="Calibri1" fo:font-size="12pt" fo:letter-spacing="normal" fo:font-style="normal" fo:font-weight="bold" style:font-size-asian="12pt" style:font-weight-asian="bold" style:font-size-complex="12pt" style:font-weight-complex="bold"/>
    </style:style>
    <style:style style:name="T1" style:family="text">
      <style:text-properties style:font-name="Calibri" style:font-name-complex="Calibri2"/>
    </style:style>
    <style:style style:name="T2" style:family="text">
      <style:text-properties style:font-name="Calibri" fo:font-size="12pt" fo:font-weight="bold" style:font-size-asian="12pt" style:font-weight-asian="bold" style:font-name-complex="Calibri2" style:font-size-complex="12pt"/>
    </style:style>
    <style:style style:name="T3" style:family="text">
      <style:text-properties style:font-name="Calibri" fo:font-size="12pt" fo:font-weight="bold" style:font-size-asian="12pt" style:font-weight-asian="bold" style:font-name-complex="Calibri2" style:font-size-complex="12pt"/>
    </style:style>
    <style:style style:name="T4" style:family="text">
      <style:text-properties style:font-name="Calibri" fo:font-size="12pt" fo:font-weight="bold" style:font-size-asian="12pt" style:font-weight-asian="bold" style:font-name-complex="Calibri2" style:font-size-complex="12pt" style:font-weight-complex="bold"/>
    </style:style>
    <style:style style:name="T5" style:family="text">
      <style:text-properties style:font-name="Calibri" fo:font-size="12pt" fo:font-weight="bold" style:font-size-asian="12pt" style:font-weight-asian="bold" style:font-name-complex="Calibri2" style:font-size-complex="12pt" style:font-weight-complex="bold"/>
    </style:style>
    <style:style style:name="T6" style:family="text">
      <style:text-properties style:font-name="Calibri" fo:font-size="12pt" fo:font-weight="bold" style:font-size-asian="12pt" style:font-weight-asian="bold" style:font-name-complex="Calibri2" style:font-size-complex="12pt"/>
    </style:style>
    <style:style style:name="T7" style:family="text">
      <style:text-properties style:font-name="Calibri" fo:font-size="12pt" style:font-size-asian="12pt" style:font-name-complex="Calibri2" style:font-size-complex="12pt"/>
    </style:style>
    <style:style style:name="T8" style:family="text">
      <style:text-properties style:font-name="Calibri" fo:font-size="12pt" style:font-size-asian="12pt" style:font-name-complex="Calibri2" style:font-size-complex="12pt"/>
    </style:style>
    <style:style style:name="T9" style:family="text">
      <style:text-properties style:font-name="Calibri" fo:font-size="11pt" fo:font-weight="bold" style:font-size-asian="11pt" style:font-weight-asian="bold" style:font-name-complex="Calibri2" style:font-size-complex="11pt" style:font-weight-complex="bold"/>
    </style:style>
    <style:style style:name="T10" style:family="text">
      <style:text-properties fo:color="#1155cc" style:font-name="Calibri" style:text-underline-style="solid" style:text-underline-width="auto" style:text-underline-color="font-color" style:font-name-complex="Calibri2"/>
    </style:style>
    <style:style style:name="T11" style:family="text">
      <style:text-properties fo:font-variant="normal" fo:text-transform="none" fo:color="#202122" style:font-name="sans-serif" fo:font-size="12pt" fo:letter-spacing="normal" fo:font-style="normal" fo:font-weight="bold" style:font-size-asian="12pt" style:font-weight-asian="bold" style:font-name-complex="Calibri2" style:font-size-complex="12pt" style:font-weight-complex="bold"/>
    </style:style>
    <style:style style:name="T12" style:family="text">
      <style:text-properties fo:font-variant="normal" fo:text-transform="none" fo:color="#202122" style:font-name="sans-serif" fo:font-size="10.5pt" fo:letter-spacing="normal" fo:font-style="normal" fo:font-weight="normal" style:font-size-asian="12pt" style:font-weight-asian="normal" style:font-name-complex="Calibri2" style:font-size-complex="12pt" style:font-weight-complex="normal"/>
    </style:style>
    <style:style style:name="T13" style:family="text">
      <style:text-properties fo:font-variant="normal" fo:text-transform="none" fo:color="#202122" style:font-name="sans-serif" fo:letter-spacing="normal" fo:font-style="normal" fo:font-weight="normal" style:font-weight-asian="normal" style:font-name-complex="Calibri2" style:font-weight-complex="normal"/>
    </style:style>
    <style:style style:name="T14" style:family="text">
      <style:text-properties fo:font-variant="normal" fo:text-transform="none" fo:color="#202122" style:font-name="sans-serif" fo:letter-spacing="normal" fo:font-style="normal" style:text-underline-style="solid" style:text-underline-width="auto" style:text-underline-color="font-color" fo:font-weight="normal" style:font-weight-asian="normal" style:font-name-complex="Calibri2" style:font-weight-complex="normal"/>
    </style:style>
    <style:style style:name="T15" style:family="text">
      <style:text-properties fo:font-variant="normal" fo:text-transform="none" fo:color="#202122" style:font-name="sans-serif" fo:letter-spacing="normal" fo:font-style="normal" style:text-underline-style="none" fo:font-weight="normal" style:font-weight-asian="normal" style:font-name-complex="Calibri2" style:font-weight-complex="normal"/>
    </style:style>
    <style:style style:name="T16" style:family="text">
      <style:text-properties fo:font-variant="normal" fo:text-transform="none" fo:color="#202122" style:text-line-through-style="none" style:font-name="Calibri1" fo:font-size="12pt" fo:letter-spacing="normal" fo:font-style="normal" style:text-underline-style="none" fo:font-weight="bold" style:text-blinking="false" fo:background-color="#ffffff" style:font-size-asian="12pt" style:font-weight-asian="bold" style:font-name-complex="Calibri2" style:font-size-complex="12pt" style:font-weight-complex="bold"/>
    </style:style>
    <style:style style:name="T17" style:family="text">
      <style:text-properties fo:font-variant="normal" fo:text-transform="none" fo:color="#202122" style:text-line-through-style="none" fo:letter-spacing="normal" fo:font-style="normal" style:text-underline-style="none" style:text-blinking="false" style:font-name-complex="Calibri2"/>
    </style:style>
    <style:style style:name="T18" style:family="text">
      <style:text-properties fo:font-variant="normal" fo:text-transform="none" fo:color="#202122" style:font-name="Calibri1" fo:font-size="12pt" fo:letter-spacing="normal" fo:font-style="normal" fo:font-weight="bold" style:font-size-asian="12pt" style:font-weight-asian="bold" style:font-name-complex="Calibri2" style:font-size-complex="12pt" style:font-weight-complex="bold"/>
    </style:style>
    <style:style style:name="T19" style:family="text">
      <style:text-properties fo:font-variant="normal" fo:text-transform="none" fo:color="#202122" style:font-name="Calibri1" fo:font-size="12pt" fo:letter-spacing="normal" fo:font-style="normal" fo:font-weight="bold" style:font-size-asian="12pt" style:font-weight-asian="bold" style:font-name-complex="Calibri2" style:font-size-complex="12pt" style:font-weight-complex="bold"/>
    </style:style>
    <style:style style:name="T20" style:family="text">
      <style:text-properties fo:font-variant="normal" fo:text-transform="none" fo:color="#202122" style:font-name="Calibri1" fo:font-size="12pt" fo:letter-spacing="normal" fo:font-style="normal" fo:font-weight="normal" style:font-size-asian="12pt" style:font-weight-asian="normal" style:font-name-complex="Calibri2" style:font-size-complex="12pt" style:font-weight-complex="normal"/>
    </style:style>
    <style:style style:name="T21" style:family="text">
      <style:text-properties fo:font-variant="normal" fo:text-transform="none" fo:color="#202122" style:font-name="Calibri1" fo:font-size="12pt" fo:letter-spacing="normal" fo:font-style="normal" style:text-underline-style="none" fo:font-weight="normal" style:font-size-asian="12pt" style:font-weight-asian="normal" style:font-name-complex="Calibri2" style:font-size-complex="12pt" style:font-weight-complex="normal"/>
    </style:style>
    <style:style style:name="T22" style:family="text">
      <style:text-properties fo:font-variant="normal" fo:text-transform="none" fo:color="#202122" style:font-name="Calibri1" fo:font-size="12pt" fo:letter-spacing="normal" fo:font-style="normal" style:text-underline-style="none" fo:font-weight="bold" style:font-size-asian="12pt" style:font-weight-asian="bold" style:font-name-complex="Calibri2" style:font-size-complex="12pt" style:font-weight-complex="bold"/>
    </style:style>
    <style:style style:name="T23" style:family="text">
      <style:text-properties fo:font-variant="normal" fo:text-transform="none" fo:color="#202122" style:font-name="Calibri1" fo:letter-spacing="normal" fo:font-style="normal" fo:font-weight="normal" style:font-weight-asian="normal" style:font-name-complex="Calibri2" style:font-weight-complex="normal"/>
    </style:style>
    <style:style style:name="T24" style:family="text">
      <style:text-properties fo:font-variant="normal" fo:text-transform="none" fo:color="#202122" style:font-name="Calibri1" fo:letter-spacing="normal" fo:font-style="normal" style:text-underline-style="solid" style:text-underline-width="auto" style:text-underline-color="font-color" fo:font-weight="normal" style:font-weight-asian="normal" style:font-name-complex="Calibri2" style:font-weight-complex="normal"/>
    </style:style>
    <style:style style:name="T25" style:family="text">
      <style:text-properties fo:font-variant="normal" fo:text-transform="none" fo:color="#202122" style:font-name="Calibri1" fo:letter-spacing="normal" fo:font-style="normal" style:text-underline-style="none" fo:font-weight="normal" style:font-weight-asian="normal" style:font-name-complex="Calibri2" style:font-weight-complex="normal"/>
    </style:style>
    <style:style style:name="T26" style:family="text">
      <style:text-properties fo:font-variant="normal" fo:text-transform="none" fo:color="#202122" fo:letter-spacing="normal" fo:font-style="normal" fo:font-weight="normal" style:font-weight-asian="normal" style:font-name-complex="Calibri2" style:font-weight-complex="normal"/>
    </style:style>
    <style:style style:name="T27" style:family="text">
      <style:text-properties fo:font-variant="normal" fo:text-transform="none" fo:color="#202122" fo:letter-spacing="normal" fo:font-style="normal" style:text-underline-style="none" fo:font-weight="normal" style:font-weight-asian="normal" style:font-name-complex="Calibri2" style:font-weight-complex="normal"/>
    </style:style>
    <style:style style:name="T28" style:family="text">
      <style:text-properties fo:font-variant="normal" fo:text-transform="none" fo:color="#202122" fo:letter-spacing="normal" fo:font-style="normal" style:text-underline-style="none"/>
    </style:style>
    <style:style style:name="T29" style:family="text">
      <style:text-properties fo:font-variant="normal" fo:text-transform="none" fo:color="#202122" fo:letter-spacing="normal" fo:font-style="normal" style:text-underline-style="solid" style:text-underline-width="auto" style:text-underline-color="font-color"/>
    </style:style>
    <style:style style:name="T30" style:family="text">
      <style:text-properties fo:font-variant="normal" fo:text-transform="none" fo:color="#202122" fo:letter-spacing="normal" fo:font-style="normal" style:font-name-complex="Calibri2"/>
    </style:style>
    <style:style style:name="T31" style:family="text">
      <style:text-properties fo:font-variant="normal" fo:text-transform="none" fo:color="#202122" fo:letter-spacing="normal" fo:font-style="normal"/>
    </style:style>
    <style:style style:name="T32" style:family="text">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T33" style:family="text">
      <style:text-properties fo:font-variant="normal" fo:text-transform="none" fo:color="#000000" style:text-line-through-style="none" style:font-name="Calibri1" fo:font-size="13pt" fo:letter-spacing="normal" fo:font-style="normal" style:text-underline-style="none" fo:font-weight="bold" style:text-blinking="false" fo:background-color="#ffffff" style:font-size-asian="13pt" style:font-style-asian="normal" style:font-weight-asian="bold" style:font-name-complex="Calibri2" style:font-size-complex="13pt" style:font-style-complex="normal" style:font-weight-complex="bold"/>
    </style:style>
    <style:style style:name="T34" style:family="text">
      <style:text-properties fo:font-variant="normal" fo:text-transform="none" fo:color="#000000" style:text-line-through-style="none" style:font-name="Calibri1" fo:font-size="13pt" fo:letter-spacing="normal" fo:font-style="italic" style:text-underline-style="none" fo:font-weight="bold" style:text-blinking="false" fo:background-color="#ffffff" style:font-size-asian="13pt" style:font-style-asian="italic" style:font-weight-asian="bold" style:font-name-complex="Calibri2" style:font-size-complex="13pt" style:font-style-complex="italic" style:font-weight-complex="bold"/>
    </style:style>
    <style:style style:name="T35" style:family="text">
      <style:text-properties fo:font-variant="normal" fo:text-transform="none" fo:color="#000000" style:font-name="Calibri" fo:font-size="12pt" fo:letter-spacing="normal" fo:font-style="normal" fo:font-weight="normal" style:font-size-asian="12pt" style:font-name-complex="Calibri2" style:font-size-complex="12pt"/>
    </style:style>
    <style:style style:name="T36" style:family="text">
      <style:text-properties fo:font-variant="normal" fo:text-transform="none" fo:color="#000000" style:font-name="Calibri1" fo:font-size="13pt" fo:letter-spacing="normal" fo:font-style="italic" fo:font-weight="bold" style:font-size-asian="13pt" style:font-style-asian="italic" style:font-weight-asian="bold" style:font-name-complex="Calibri2" style:font-size-complex="13pt" style:font-style-complex="italic" style:font-weight-complex="bold"/>
    </style:style>
    <style:style style:name="T37" style:family="text">
      <style:text-properties fo:font-variant="normal" fo:text-transform="none" fo:color="#000000" style:font-name="Calibri1" fo:font-size="13pt" fo:letter-spacing="normal" fo:font-style="italic" style:text-underline-style="solid" style:text-underline-width="auto" style:text-underline-color="font-color" fo:font-weight="normal" style:font-size-asian="13pt" style:font-style-asian="italic" style:font-weight-asian="normal" style:font-name-complex="Calibri2" style:font-size-complex="13pt" style:font-style-complex="italic" style:font-weight-complex="normal"/>
    </style:style>
    <style:style style:name="T38" style:family="text">
      <style:text-properties fo:font-variant="normal" fo:text-transform="none" fo:color="#000000" style:font-name="Calibri1" fo:font-size="12pt" fo:letter-spacing="normal" fo:font-style="normal" fo:font-weight="bold" style:font-size-asian="12pt" style:font-weight-asian="bold" style:font-name-complex="Calibri2" style:font-size-complex="12pt" style:font-weight-complex="bold"/>
    </style:style>
    <style:style style:name="T39" style:family="text">
      <style:text-properties fo:font-variant="normal" fo:text-transform="none" fo:color="#000000" fo:letter-spacing="normal" fo:font-style="normal" style:text-underline-style="none" style:font-name-complex="Calibri2"/>
    </style:style>
    <style:style style:name="T40" style:family="text">
      <style:text-properties fo:font-variant="normal" fo:text-transform="none" fo:color="#000000" fo:letter-spacing="normal" fo:font-style="normal" style:text-underline-style="solid" style:text-underline-width="auto" style:text-underline-color="font-color" style:font-name-complex="Calibri2"/>
    </style:style>
    <style:style style:name="T41" style:family="text">
      <style:text-properties fo:font-variant="normal" fo:text-transform="none" fo:color="#000000" fo:letter-spacing="normal" fo:font-style="normal" style:font-name-complex="Calibri2"/>
    </style:style>
    <style:style style:name="T42" style:family="text">
      <style:text-properties fo:font-variant="normal" fo:text-transform="none" fo:color="#435059" style:font-name="Calibri1" fo:font-size="12pt" fo:letter-spacing="normal" fo:font-style="normal" fo:font-weight="bold" style:font-size-asian="12pt" style:font-weight-asian="bold" style:font-name-complex="Calibri2" style:font-size-complex="12pt" style:font-weight-complex="bold"/>
    </style:style>
    <style:style style:name="T43" style:family="text">
      <style:text-properties fo:font-variant="normal" fo:text-transform="none" style:font-name="SoDo Sans" fo:font-size="9.75pt" fo:letter-spacing="normal" fo:font-style="normal" fo:font-weight="normal" style:font-size-asian="12pt" style:font-name-complex="Calibri2" style:font-size-complex="12pt"/>
    </style:style>
    <style:style style:name="T44" style:family="text">
      <style:text-properties fo:font-variant="normal" fo:text-transform="none" fo:color="#202124" style:font-name="Calibri" fo:font-size="12pt" fo:letter-spacing="normal" style:font-size-asian="12pt" style:font-name-complex="Calibri2" style:font-size-complex="12pt"/>
    </style:style>
    <style:style style:name="T45" style:family="text">
      <style:text-properties fo:font-variant="normal" fo:text-transform="none" fo:color="#202124" style:font-name="Calibri1" fo:font-size="12pt" fo:letter-spacing="normal" fo:font-style="normal" fo:font-weight="normal" style:font-size-asian="12pt" style:font-name-complex="Calibri2" style:font-size-complex="12pt"/>
    </style:style>
    <style:style style:name="T46" style:family="text">
      <style:text-properties fo:font-variant="normal" fo:text-transform="none" fo:color="#202124" style:font-name="Calibri1" fo:font-size="12pt" fo:letter-spacing="normal" fo:font-style="normal" fo:font-weight="bold" style:font-size-asian="12pt" style:font-weight-asian="bold" style:font-name-complex="Calibri2" style:font-size-complex="12pt" style:font-weight-complex="bold"/>
    </style:style>
    <style:style style:name="T47" style:family="text">
      <style:text-properties fo:font-variant="normal" fo:text-transform="none" fo:color="#202124" style:font-name="Calibri1" fo:font-size="12pt" fo:letter-spacing="normal" fo:font-style="normal" fo:font-weight="bold" style:font-size-asian="12pt" style:font-weight-asian="bold" style:font-name-complex="Calibri2" style:font-size-complex="12pt" style:font-weight-complex="bold"/>
    </style:style>
    <style:style style:name="T48" style:family="text">
      <style:text-properties fo:font-variant="normal" fo:text-transform="none" fo:color="#202124" style:font-name="Calibri1" fo:font-size="12pt" fo:letter-spacing="normal" fo:font-style="normal" fo:font-weight="bold" style:font-size-asian="12pt" style:font-name-complex="Calibri2" style:font-size-complex="12pt"/>
    </style:style>
    <style:style style:name="T49" style:family="text">
      <style:text-properties fo:font-variant="normal" fo:text-transform="none" fo:color="#202124" style:font-name="arial" fo:font-size="12pt" fo:letter-spacing="normal" fo:font-style="normal" fo:font-weight="normal" style:font-size-asian="12pt" style:font-name-complex="Calibri2" style:font-size-complex="12pt"/>
    </style:style>
    <style:style style:name="T50" style:family="text">
      <style:text-properties fo:font-variant="normal" fo:text-transform="none" fo:color="#202124" style:font-name="arial" fo:font-size="12pt" fo:letter-spacing="normal" fo:font-style="normal" fo:font-weight="bold" style:font-size-asian="12pt" style:font-name-complex="Calibri2" style:font-size-complex="12pt"/>
    </style:style>
    <style:style style:name="T51" style:family="text">
      <style:text-properties fo:font-variant="normal" fo:text-transform="none" fo:color="#202124" fo:font-size="12pt" fo:letter-spacing="normal" fo:font-style="normal" style:font-size-asian="12pt" style:font-name-complex="Calibri2" style:font-size-complex="12pt"/>
    </style:style>
    <style:style style:name="T52" style:family="text">
      <style:text-properties fo:font-variant="normal" fo:text-transform="none" fo:color="#202124" fo:letter-spacing="normal" fo:font-style="normal" style:font-name-complex="Calibri2"/>
    </style:style>
    <style:style style:name="T53" style:family="text">
      <style:text-properties fo:font-variant="normal" fo:text-transform="none" fo:color="#202124" fo:letter-spacing="normal" fo:font-style="normal" style:font-name-complex="Calibri2"/>
    </style:style>
    <style:style style:name="T54" style:family="text">
      <style:text-properties fo:font-variant="normal" fo:text-transform="none" fo:color="#333333" fo:letter-spacing="normal" fo:font-style="normal"/>
    </style:style>
    <style:style style:name="T55" style:family="text">
      <style:text-properties fo:font-variant="normal" fo:text-transform="none" fo:color="#333333" fo:letter-spacing="normal" fo:font-style="normal" style:font-name-complex="Calibri2"/>
    </style:style>
    <style:style style:name="T56" style:family="text">
      <style:text-properties fo:font-variant="normal" fo:text-transform="none" fo:color="#3b3835" style:font-name="Calibri1" fo:font-size="12pt" fo:letter-spacing="normal" fo:font-style="normal" fo:font-weight="bold" style:font-size-asian="12pt" style:font-weight-asian="bold" style:font-name-complex="Calibri2" style:font-size-complex="12pt" style:font-weight-complex="bold"/>
    </style:style>
    <style:style style:name="T57" style:family="text">
      <style:text-properties fo:font-variant="normal" fo:text-transform="none" fo:color="#3b3835" style:font-name="Calibri1" fo:font-size="12pt" fo:letter-spacing="normal" fo:font-style="italic" style:text-underline-style="solid" style:text-underline-width="auto" style:text-underline-color="font-color" fo:font-weight="bold" style:font-size-asian="12pt" style:font-style-asian="italic" style:font-weight-asian="bold" style:font-name-complex="Calibri2" style:font-size-complex="12pt" style:font-style-complex="italic" style:font-weight-complex="bold"/>
    </style:style>
    <style:style style:name="T58" style:family="text">
      <style:text-properties fo:font-variant="normal" fo:text-transform="none" fo:color="#3b3835" fo:letter-spacing="normal" fo:font-style="normal" style:font-name-complex="Calibri2"/>
    </style:style>
    <style:style style:name="T59" style:family="text">
      <style:text-properties fo:font-variant="normal" fo:text-transform="none" fo:color="#212529" style:font-name="Calibri" fo:font-size="12pt" fo:letter-spacing="normal" fo:font-style="normal" fo:font-weight="bold" style:font-size-asian="12pt" style:font-weight-asian="bold" style:font-name-complex="Calibri2" style:font-size-complex="12pt"/>
    </style:style>
    <style:style style:name="T60" style:family="text">
      <style:text-properties fo:font-variant="normal" fo:text-transform="none" fo:color="#212529" fo:letter-spacing="normal" fo:font-style="normal"/>
    </style:style>
    <style:style style:name="T61" style:family="text">
      <style:text-properties fo:font-variant="normal" fo:text-transform="none" fo:color="#212529" fo:letter-spacing="normal" fo:font-style="normal" style:font-name-complex="Calibri2"/>
    </style:style>
    <style:style style:name="T62" style:family="text">
      <style:text-properties fo:font-variant="normal" fo:text-transform="none" fo:color="#212529" style:font-name="Calibri1" fo:font-size="12pt" fo:letter-spacing="normal" fo:font-style="normal" fo:font-weight="bold" style:font-size-asian="12pt" style:font-weight-asian="bold" style:font-name-complex="Calibri2" style:font-size-complex="12pt" style:font-weight-complex="bold"/>
    </style:style>
    <style:style style:name="T63" style:family="text">
      <style:text-properties fo:font-variant="normal" fo:text-transform="none" fo:color="#212529" style:font-name="Helvetica" fo:font-size="10.5pt" fo:letter-spacing="normal" fo:font-style="normal" fo:font-weight="normal"/>
    </style:style>
    <style:style style:name="T64" style:family="text">
      <style:text-properties fo:font-variant="normal" fo:text-transform="none" fo:color="#212529" style:font-name="Helvetica" fo:font-size="10.5pt" fo:letter-spacing="normal" fo:font-style="normal" fo:font-weight="normal" style:font-size-asian="12pt" style:font-name-complex="Calibri2" style:font-size-complex="12pt"/>
    </style:style>
    <style:style style:name="T65" style:family="text">
      <style:text-properties fo:font-variant="normal" fo:text-transform="none" fo:color="#212529" style:font-name="Helvetica" fo:font-size="10.5pt" fo:letter-spacing="normal" fo:font-style="normal" fo:font-weight="bold"/>
    </style:style>
    <style:style style:name="T66" style:family="text">
      <style:text-properties fo:font-variant="normal" fo:text-transform="none" fo:color="#212529" style:font-name="Helvetica" fo:font-size="10.5pt" fo:letter-spacing="normal" fo:font-style="normal" fo:font-weight="bold" style:font-size-asian="12pt" style:font-name-complex="Calibri2" style:font-size-complex="12pt"/>
    </style:style>
    <style:style style:name="T67" style:family="text">
      <style:text-properties fo:font-variant="normal" fo:text-transform="none" fo:color="#323232" fo:letter-spacing="normal" fo:font-style="normal" style:font-name-complex="Calibri2"/>
    </style:style>
    <style:style style:name="T68" style:family="text">
      <style:text-properties fo:font-variant="normal" fo:text-transform="none" fo:color="#37393b" style:font-name="apple-system1" fo:font-size="15.75pt" fo:letter-spacing="normal" fo:font-style="normal" fo:font-weight="bold" style:font-size-asian="12pt" style:font-name-complex="Calibri2" style:font-size-complex="12pt"/>
    </style:style>
    <style:style style:name="T69" style:family="text">
      <style:text-properties fo:font-variant="normal" fo:text-transform="none" fo:color="#37393b" style:font-name="apple-system1" fo:font-size="15.75pt" fo:letter-spacing="normal" fo:font-style="normal" fo:font-weight="bold" style:font-size-asian="12pt" style:font-name-complex="Calibri2" style:font-size-complex="12pt"/>
    </style:style>
    <style:style style:name="T70" style:family="text">
      <style:text-properties fo:font-variant="normal" fo:text-transform="none" fo:color="#37393b" style:font-name="apple-system1" fo:font-size="15.75pt" fo:letter-spacing="normal" fo:font-style="normal" style:font-size-asian="12pt" style:font-name-complex="Calibri2" style:font-size-complex="12pt"/>
    </style:style>
    <style:style style:name="T71" style:family="text">
      <style:text-properties fo:font-variant="normal" fo:text-transform="none" fo:color="#37393b" style:font-name="Calibri1" fo:font-size="15.75pt" fo:letter-spacing="normal" fo:font-style="normal" fo:font-weight="bold" style:font-size-asian="12pt" style:font-name-complex="Calibri2" style:font-size-complex="12pt"/>
    </style:style>
    <style:style style:name="T72" style:family="text">
      <style:text-properties fo:font-variant="normal" fo:text-transform="none" fo:color="#37393b" style:font-name="Calibri1" fo:font-size="15.75pt" fo:letter-spacing="normal" fo:font-style="normal" fo:font-weight="bold" style:font-size-asian="12pt" style:font-name-complex="Calibri2" style:font-size-complex="12pt"/>
    </style:style>
    <style:style style:name="T73" style:family="text">
      <style:text-properties fo:font-variant="normal" fo:text-transform="none" fo:color="#37393b" style:font-name="Calibri1" fo:font-size="12pt" fo:letter-spacing="normal" fo:font-style="normal" fo:font-weight="bold" style:font-size-asian="12pt" style:font-name-complex="Calibri2" style:font-size-complex="12pt"/>
    </style:style>
    <style:style style:name="T74" style:family="text">
      <style:text-properties fo:font-variant="normal" fo:text-transform="none" fo:color="#37393b" style:font-name="Calibri1" fo:font-size="12pt" fo:letter-spacing="normal" fo:font-style="normal" fo:font-weight="bold" style:font-size-asian="12pt" style:font-name-complex="Calibri2" style:font-size-complex="12pt"/>
    </style:style>
    <style:style style:name="T75" style:family="text">
      <style:text-properties fo:font-variant="normal" fo:text-transform="none" fo:color="#37393b" style:font-name="Calibri1" fo:font-size="12pt" fo:letter-spacing="normal" fo:font-style="normal" fo:font-weight="bold" style:font-size-asian="12pt" style:font-weight-asian="bold" style:font-name-complex="Calibri2" style:font-size-complex="12pt" style:font-weight-complex="bold"/>
    </style:style>
    <style:style style:name="T76" style:family="text">
      <style:text-properties fo:font-variant="normal" fo:text-transform="none" fo:color="#37393b" style:font-name="Calibri1" fo:font-size="12pt" fo:letter-spacing="normal" fo:font-style="normal" fo:font-weight="bold" style:font-size-asian="12pt" style:font-weight-asian="bold" style:font-name-complex="Calibri2" style:font-size-complex="12pt" style:font-weight-complex="bold"/>
    </style:style>
    <style:style style:name="T77" style:family="text">
      <style:text-properties fo:font-variant="normal" fo:text-transform="none" fo:color="#37393b" style:font-name="Calibri1" fo:font-size="12pt" fo:letter-spacing="normal" fo:font-style="normal" style:font-size-asian="12pt" style:font-name-complex="Calibri2" style:font-size-complex="12pt"/>
    </style:style>
    <style:style style:name="T78" style:family="text">
      <style:text-properties fo:font-variant="normal" fo:text-transform="none" fo:color="#37393b" style:font-name="Calibri1" fo:font-size="12pt" fo:letter-spacing="normal" fo:font-style="normal" style:font-size-asian="12pt" style:font-name-complex="Calibri2" style:font-size-complex="12pt"/>
    </style:style>
    <style:style style:name="T79" style:family="text">
      <style:text-properties fo:font-variant="normal" fo:text-transform="none" fo:color="#37393b" style:font-name="Calibri1" fo:letter-spacing="normal" fo:font-style="normal" fo:font-weight="bold" style:font-name-complex="Calibri2"/>
    </style:style>
    <style:style style:name="T80" style:family="text">
      <style:text-properties fo:font-variant="normal" fo:text-transform="none" fo:color="#37393b" style:font-name="Calibri1" fo:letter-spacing="normal" fo:font-style="normal" fo:font-weight="bold" style:font-name-complex="Calibri2"/>
    </style:style>
    <style:style style:name="T81" style:family="text">
      <style:text-properties fo:font-variant="normal" fo:text-transform="none" fo:color="#37393b" fo:font-size="15.75pt" fo:letter-spacing="normal" fo:font-style="normal" fo:font-weight="bold" style:font-size-asian="12pt" style:font-name-complex="Calibri2" style:font-size-complex="12pt"/>
    </style:style>
    <style:style style:name="T82" style:family="text">
      <style:text-properties fo:font-variant="normal" fo:text-transform="none" fo:color="#37393b" fo:font-size="15.75pt" fo:letter-spacing="normal" fo:font-style="normal" fo:font-weight="bold" style:font-size-asian="12pt" style:font-name-complex="Calibri2" style:font-size-complex="12pt"/>
    </style:style>
    <style:style style:name="T83" style:family="text">
      <style:text-properties fo:font-variant="normal" fo:text-transform="none" fo:color="#37393b" fo:letter-spacing="normal" fo:font-style="normal" fo:font-weight="bold" style:font-name-complex="Calibri2"/>
    </style:style>
    <style:style style:name="T84" style:family="text">
      <style:text-properties fo:font-variant="normal" fo:text-transform="none" fo:color="#1c1d20" style:font-name="apple-system1" fo:font-size="12pt" fo:letter-spacing="normal" fo:font-style="normal" fo:font-weight="normal" style:font-size-asian="12pt" style:font-name-complex="Calibri2" style:font-size-complex="12pt"/>
    </style:style>
    <style:style style:name="T85" style:family="text">
      <style:text-properties fo:font-variant="normal" fo:text-transform="none" fo:color="#1c1d20" style:font-name="Calibri1" fo:font-size="12pt" fo:letter-spacing="normal" fo:font-style="normal" fo:font-weight="normal" style:font-size-asian="12pt" style:font-name-complex="Calibri2" style:font-size-complex="12pt"/>
    </style:style>
    <style:style style:name="T86" style:family="text">
      <style:text-properties fo:font-variant="normal" fo:text-transform="none" fo:color="#1c1d20" style:font-name="Calibri1" fo:font-size="12pt" fo:letter-spacing="normal" fo:font-style="normal" fo:font-weight="bold" style:font-size-asian="12pt" style:font-weight-asian="bold" style:font-name-complex="Calibri2" style:font-size-complex="12pt" style:font-weight-complex="bold"/>
    </style:style>
    <style:style style:name="T87" style:family="text">
      <style:text-properties fo:font-variant="normal" fo:text-transform="none" fo:color="#1c1d20" style:font-name="Calibri1" fo:font-size="12pt" fo:letter-spacing="normal" fo:font-style="normal" style:font-size-asian="12pt" style:font-name-complex="Calibri2" style:font-size-complex="12pt"/>
    </style:style>
    <style:style style:name="T88" style:family="text">
      <style:text-properties fo:font-variant="normal" fo:text-transform="none" fo:color="#1c1d20" style:font-name="Calibri1" fo:letter-spacing="normal" fo:font-style="normal" fo:font-weight="normal" style:font-name-complex="Calibri2"/>
    </style:style>
    <style:style style:name="T89" style:family="text">
      <style:text-properties fo:font-variant="normal" fo:text-transform="none" fo:color="#1c1d20" fo:font-size="12pt" fo:letter-spacing="normal" fo:font-style="normal" fo:font-weight="normal" style:font-size-asian="12pt" style:font-name-complex="Calibri2" style:font-size-complex="12pt"/>
    </style:style>
    <style:style style:name="T90" style:family="text">
      <style:text-properties fo:font-style="normal" style:font-name-complex="Calibri2"/>
    </style:style>
    <style:style style:name="T91" style:family="text">
      <style:text-properties fo:color="#000000"/>
    </style:style>
    <style:style style:name="T92" style:family="text">
      <style:text-properties fo:color="#000000" style:font-name="Calibri" fo:font-size="12pt" style:text-underline-style="none" fo:font-weight="bold" style:font-size-asian="12pt" style:font-weight-asian="bold" style:font-name-complex="Calibri2" style:font-size-complex="12pt" style:font-weight-complex="bold"/>
    </style:style>
    <style:style style:name="T93" style:family="text">
      <style:text-properties fo:color="#000000" style:font-name="Calibri1" fo:font-size="13pt" fo:font-style="normal" fo:font-weight="bold" style:font-size-asian="13pt" style:font-style-asian="normal" style:font-weight-asian="bold" style:font-name-complex="Calibri2" style:font-size-complex="13pt" style:font-style-complex="normal" style:font-weight-complex="bold"/>
    </style:style>
    <style:style style:name="T94" style:family="text">
      <style:text-properties fo:color="#000000" style:font-name="Calibri1" fo:font-size="13pt" fo:font-style="italic" fo:font-weight="bold" style:font-size-asian="13pt" style:font-style-asian="italic" style:font-weight-asian="bold" style:font-name-complex="Calibri2" style:font-size-complex="13pt" style:font-style-complex="italic" style:font-weight-complex="bold"/>
    </style:style>
    <style:style style:name="T95" style:family="text">
      <style:text-properties fo:color="#000000" style:font-name="Calibri1" fo:font-size="13pt" fo:font-style="italic" style:text-underline-style="solid" style:text-underline-width="auto" style:text-underline-color="font-color" fo:font-weight="normal" style:font-size-asian="13pt" style:font-style-asian="italic" style:font-weight-asian="normal" style:font-name-complex="Calibri2" style:font-size-complex="13pt" style:font-style-complex="italic" style:font-weight-complex="normal"/>
    </style:style>
    <style:style style:name="T96" style:family="text">
      <style:text-properties fo:color="#000000" style:font-name-complex="Calibri2"/>
    </style:style>
    <style:style style:name="T97" style:family="text">
      <style:text-properties fo:font-size="12pt" style:font-size-asian="12pt" style:font-name-complex="Calibri2" style:font-size-complex="12pt"/>
    </style:style>
    <style:style style:name="T98" style:family="text">
      <style:text-properties fo:font-size="12pt" style:font-size-asian="12pt" style:font-name-complex="Calibri2" style:font-size-complex="12pt"/>
    </style:style>
    <style:style style:name="T99" style:family="text">
      <style:text-properties style:font-name="Calibri1" fo:font-size="12pt" style:font-size-asian="12pt" style:font-name-complex="Calibri2" style:font-size-complex="12pt"/>
    </style:style>
    <style:style style:name="T100" style:family="text">
      <style:text-properties style:font-name="Calibri1" fo:font-size="12pt" style:font-size-asian="12pt" style:font-name-complex="Calibri2" style:font-size-complex="12pt"/>
    </style:style>
    <style:style style:name="T101" style:family="text">
      <style:text-properties style:font-name="Calibri1" fo:font-size="12pt" fo:font-weight="bold" style:font-size-asian="12pt" style:font-weight-asian="bold" style:font-name-complex="Calibri2" style:font-size-complex="12pt" style:font-weight-complex="bold"/>
    </style:style>
    <style:style style:name="T102" style:family="text">
      <style:text-properties style:font-name="Calibri1" fo:font-size="12pt" fo:font-weight="bold" style:font-size-asian="12pt" style:font-weight-asian="bold" style:font-name-complex="Calibri2" style:font-size-complex="12pt" style:font-weight-complex="bold"/>
    </style:style>
    <style:style style:name="T103" style:family="text">
      <style:text-properties style:font-name="Calibri1" fo:font-size="13pt" fo:font-weight="bold" style:font-size-asian="13pt" style:font-weight-asian="bold" style:font-name-complex="Calibri2" style:font-size-complex="13pt" style:font-weight-complex="bold"/>
    </style:style>
    <style:style style:name="T104" style:family="text">
      <style:text-properties style:font-name="SoDo Sans" fo:font-size="9.75pt" fo:font-style="normal" fo:font-weight="bold" style:font-size-asian="12pt" style:font-name-complex="Calibri2" style:font-size-complex="12pt"/>
    </style:style>
    <style:style style:name="T105" style:family="text">
      <style:text-properties style:font-name="SoDo Sans" fo:font-size="9.75pt" fo:font-style="normal" fo:font-weight="normal" style:font-size-asian="12pt" style:font-name-complex="Calibri2" style:font-size-complex="12pt"/>
    </style:style>
    <style:style style:name="T106" style:family="text">
      <style:text-properties style:font-name-complex="Calibri2"/>
    </style:style>
    <style:style style:name="T107" style:family="text">
      <style:text-properties style:font-name-complex="Calibri2"/>
    </style:style>
    <style:style style:name="T108" style:family="text">
      <style:text-properties fo:color="#21252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References:</text:p>
      <text:list xml:id="list2155368828654393546" text:style-name="WWNum1">
        <text:list-item>
          <text:p text:style-name="P25"><text:span text:style-name="T1">Starbucks Wiki Page: </text:span><text:a xlink:type="simple" xlink:href="https://en.wikipedia.org/wiki/Starbucks" text:style-name="ListLabel_20_31" text:visited-style-name="ListLabel_20_31"><text:span text:style-name="T10">https://en.wikipedia.org/wiki/Starbucks</text:span></text:a><text:span text:style-name="T10"><text:line-break/></text:span></text:p>
        </text:list-item>
        <text:list-item>
          <text:p text:style-name="P19"><text:span text:style-name="T1">Starbucks in India Wiki Page: </text:span><text:a xlink:type="simple" xlink:href="https://en.wikipedia.org/wiki/Tata_Starbucks" text:style-name="ListLabel_20_31" text:visited-style-name="ListLabel_20_31"><text:span text:style-name="T10">https://en.wikipedia.org/wiki/Tata_Starbucks</text:span></text:a><text:span text:style-name="T10"><text:line-break/></text:span></text:p>
        </text:list-item>
        <text:list-item>
          <text:p text:style-name="P27">Interviews and news articles:<text:tab/></text:p>
        </text:list-item>
      </text:list>
      <text:list xml:id="list631461892047512419" text:style-name="WWNum4">
        <text:list-item>
          <text:list>
            <text:list-item>
              <text:p text:style-name="P20"><text:a xlink:type="simple" xlink:href="http://everythingexperiential.businessworld.in/article/We-need-to-look-at-marketing-as-an-experience-rather-than-a-transaction-Deepa-Krishnan-Starbucks-India/05-03-2020-185596/" text:style-name="ListLabel_20_32" text:visited-style-name="ListLabel_20_32"><text:span text:style-name="Internet_20_link"><text:span text:style-name="T1">http://everythingexperiential.businessworld.in/article/We-need-to-look-at-marketing-as-an-experience-rather-than-a-transaction-Deepa-Krishnan-Starbucks-India/05-03-2020-185596/</text:span></text:span></text:a><text:span text:style-name="T1"> (March 2020)</text:span></text:p>
            </text:list-item>
            <text:list-item>
              <text:p text:style-name="P20"><text:a xlink:type="simple" xlink:href="https://www.indiatoday.in/education-today/featurephilia/story/meet-starbucks-marketing-brain-growth-india-963235-2017-03-01" text:style-name="ListLabel_20_32" text:visited-style-name="ListLabel_20_32"><text:span text:style-name="Internet_20_link"><text:span text:style-name="T1">https://www.indiatoday.in/education-today/featurephilia/story/meet-starbucks-marketing-brain-growth-india-963235-2017-03-01</text:span></text:span></text:a><text:span text:style-name="T1"> (January 2018)</text:span></text:p>
            </text:list-item>
            <text:list-item>
              <text:p text:style-name="P20"><text:a xlink:type="simple" xlink:href="https://brandequity.economictimes.indiatimes.com/news/marketing/for-starbucks-india-it-is-all-about-creating-the-third-place-experience/56140266" text:style-name="ListLabel_20_32" text:visited-style-name="ListLabel_20_32"><text:span text:style-name="Internet_20_link"><text:span text:style-name="T1">https://brandequity.economictimes.indiatimes.com/news/marketing/for-starbucks-india-it-is-all-about-creating-the-third-place-experience/56140266</text:span></text:span></text:a><text:span text:style-name="T1"> (December 2016)</text:span></text:p>
            </text:list-item>
          </text:list>
        </text:list-item>
      </text:list>
      <text:list xml:id="list31738770" text:continue-list="list2155368828654393546" text:style-name="WWNum1">
        <text:list-item>
          <text:p text:style-name="P25"><text:a xlink:type="simple" xlink:href="https://stories.starbucks.com/stories/2012/starbucks-announces-beverage-innovation-using-green-coffee-extract-with-sta/" text:style-name="ListLabel_20_31" text:visited-style-name="ListLabel_20_31"><text:span text:style-name="T10">https://stories.starbucks.com/stories/2012/starbucks-announces-beverage-innovation-using-green-coffee-extract-with-sta/</text:span></text:a><text:span text:style-name="T10"><text:line-break/></text:span></text:p>
        </text:list-item>
        <text:list-item>
          <text:p text:style-name="P19"><text:span text:style-name="T1">Starbucks India menu (without prices): </text:span><text:a xlink:type="simple" xlink:href="https://www.starbucks.in/menu-list" text:style-name="ListLabel_20_31" text:visited-style-name="ListLabel_20_31"><text:span text:style-name="T10">https://www.starbucks.in/menu-list</text:span></text:a><text:span text:style-name="T10"><text:line-break/></text:span></text:p>
        </text:list-item>
        <text:list-item>
          <text:p text:style-name="P19"><text:span text:style-name="T1">Starbucks CP, New Delhi menu: </text:span><text:a xlink:type="simple" xlink:href="https://magicpin.in/New-Delhi/Connaught-Place-(Cp)/Restaurant/Starbucks/store/1217/menu/" text:style-name="ListLabel_20_31" text:visited-style-name="ListLabel_20_31"><text:span text:style-name="T10">https://magicpin.in/New-Delhi/Connaught-Place-(Cp)/Restaurant/Starbucks/store/1217/menu/</text:span></text:a><text:span text:style-name="T10"><text:line-break/></text:span></text:p>
        </text:list-item>
        <text:list-item>
          <text:p text:style-name="P19"><text:span text:style-name="T1">Starbucks Corporation’s Marketing Mix (4Ps) Analysis (2019): </text:span><text:a xlink:type="simple" xlink:href="http://panmore.com/starbucks-coffee-marketing-mix-4ps-analysis" text:style-name="ListLabel_20_31" text:visited-style-name="ListLabel_20_31"><text:span text:style-name="T10">http://panmore.com/starbucks-coffee-marketing-mix-4ps-analysis</text:span></text:a><text:span text:style-name="T10"><text:line-break/></text:span></text:p>
        </text:list-item>
        <text:list-item>
          <text:p text:style-name="P19"><text:span text:style-name="T1">Starbucks India Marketing Strategy (2016): </text:span><text:a xlink:type="simple" xlink:href="https://www.slideshare.net/Rjrockzcool/starbucks-india-marketing-strategy" text:style-name="ListLabel_20_32" text:visited-style-name="ListLabel_20_32"><text:span text:style-name="Internet_20_link"><text:span text:style-name="T1">https://www.slideshare.net/Rjrockzcool/starbucks-india-marketing-strategy</text:span></text:span></text:a><text:span text:style-name="T1"> <text:line-break/></text:span></text:p>
        </text:list-item>
        <text:list-item>
          <text:p text:style-name="P19"><text:span text:style-name="T1">Entry of Starbucks in Indian Market (2016): </text:span><text:a xlink:type="simple" xlink:href="https://www.researchgate.net/publication/316600552_Case_Study-_Entry_of_Starbucks_in_Indian_Market" text:style-name="ListLabel_20_32" text:visited-style-name="ListLabel_20_32"><text:span text:style-name="Internet_20_link"><text:span text:style-name="T1">https://www.researchgate.net/publication/316600552_Case_Study-_Entry_of_Starbucks_in_Indian_Market</text:span></text:span></text:a><text:span text:style-name="T10"><text:line-break/></text:span></text:p>
        </text:list-item>
        <text:list-item>
          <text:p text:style-name="P19"><text:span text:style-name="T1">Starbucks Marketing Analysis (2015): </text:span><text:a xlink:type="simple" xlink:href="https://www.semanticscholar.org/paper/Starbucks-Marketing-Analysis-Katerina/1d21b5743764f3196cddcb95925059695dad6eeb" text:style-name="ListLabel_20_32" text:visited-style-name="ListLabel_20_32"><text:span text:style-name="Internet_20_link"><text:span text:style-name="T1">https://www.semanticscholar.org/paper/Starbucks-Marketing-Analysis-Katerina/1d21b5743764f3196cddcb95925059695dad6eeb</text:span></text:span></text:a><text:span text:style-name="T10"><text:line-break/></text:span></text:p>
        </text:list-item>
        <text:list-item>
          <text:p text:style-name="P19"><text:span text:style-name="T1">Strategic Marketing: A Case Study of Starbucks (2015): </text:span><text:a xlink:type="simple" xlink:href="https://www.slideshare.net/YeeJieNg/bumkt6923grouppresentation" text:style-name="ListLabel_20_32" text:visited-style-name="ListLabel_20_32"><text:span text:style-name="Internet_20_link"><text:span text:style-name="T1">https://www.slideshare.net/YeeJieNg/bumkt6923grouppresentation</text:span></text:span></text:a><text:span text:style-name="T10"><text:line-break/></text:span></text:p>
        </text:list-item>
        <text:list-item>
          <text:p text:style-name="P19"><text:span text:style-name="T1">Strategic Analysis of Starbucks Corporation (2014): </text:span><text:a xlink:type="simple" xlink:href="https://scholar.harvard.edu/files/nithingeereddy/files/starbucks_case_analysis.pdf" text:style-name="ListLabel_20_32" text:visited-style-name="ListLabel_20_32"><text:span text:style-name="Internet_20_link"><text:span text:style-name="T1">https://scholar.harvard.edu/files/nithingeereddy/files/starbucks_case_analysis.pdf</text:span></text:span></text:a><text:span text:style-name="T10"><text:line-break/></text:span></text:p>
        </text:list-item>
        <text:list-item>
          <text:p text:style-name="P21">Other links:</text:p>
        </text:list-item>
      </text:list>
      <text:list xml:id="list6636280504775433357" text:style-name="WWNum3">
        <text:list-item>
          <text:p text:style-name="P34"><text:a xlink:type="simple" xlink:href="http://science.knote.com/2014/10/28/starbucks-productivity-secrets/" text:style-name="ListLabel_20_31" text:visited-style-name="ListLabel_20_31"><text:span text:style-name="T10">http://science.knote.com/2014/10/28/starbucks-productivity-secrets/</text:span></text:a></text:p>
        </text:list-item>
        <text:list-item>
          <text:p text:style-name="P35"><text:a xlink:type="simple" xlink:href="http://panmore.com/starbucks-coffee-operations-management-10-decisions-areas-productivity" text:style-name="ListLabel_20_31" text:visited-style-name="ListLabel_20_31"><text:span text:style-name="T10">http://panmore.com/starbucks-coffee-operations-management-10-decisions-areas-productivity</text:span></text:a></text:p>
        </text:list-item>
        <text:list-item>
          <text:p text:style-name="P35"><text:a xlink:type="simple" xlink:href="https://www.businessinsider.in/retail/5-ways-Starbucks-entices-you-to-spend-more-money/articleshow/46239542.cms" text:style-name="ListLabel_20_31" text:visited-style-name="ListLabel_20_31"><text:span text:style-name="T10">https://www.businessinsider.in/retail/5-ways-Starbucks-entices-you-to-spend-more-money/articleshow/46239542.cms</text:span></text:a><text:span text:style-name="T1"> <text:s/></text:span></text:p>
        </text:list-item>
        <text:list-item>
          <text:p text:style-name="P35"><text:a xlink:type="simple" xlink:href="https://www.business-standard.com/article/companies/starbucks-steps-up-its-india-game-116020301281_1.html" text:style-name="ListLabel_20_31" text:visited-style-name="ListLabel_20_31"><text:span text:style-name="T10">https://www.business-standard.com/article/companies/starbucks-steps-up-its-india-game-116020301281_1.html</text:span></text:a></text:p>
        </text:list-item>
      </text:list>
      <text:p text:style-name="P3"><text:soft-page-break/>Questions on Product</text:p>
      <text:p text:style-name="P4"><text:span text:style-name="T2">Q1:</text:span><text:span text:style-name="T7"> What is the core product of Starbucks?</text:span></text:p>
      <text:p text:style-name="P6"><text:span text:style-name="T2">A1: The core product of Starbucks is </text:span><text:span text:style-name="T103"><text:s/>“STARBUCKS LIFESTYLE”, which provides sophisticated and <text:s/>trendy community.</text:span></text:p>
      <text:p text:style-name="P4"><text:span text:style-name="T2">Q2:</text:span><text:span text:style-name="T7"> What are the actual and augmented products of Starbucks?</text:span></text:p>
      <text:p text:style-name="P6"><text:span text:style-name="T2">A2:</text:span><text:span text:style-name="T9"> </text:span><text:span text:style-name="T93">Mostly people know the Starbucks for it's coffee.but</text:span></text:p>
      <text:p text:style-name="P6"><text:span text:style-name="T95">The Actual product of Starbucks are</text:span><text:span text:style-name="T93">:</text:span><text:span text:style-name="T36"> premium coffes like, whole-bean coffee, micro-ground instant coffee,espress</text:span><text:span text:style-name="T33">o,latte</text:span><text:span text:style-name="T34">. </text:span><text:span text:style-name="T36">full and loose-leaf </text:span><text:a xlink:type="simple" xlink:href="https://en.wikipedia.org/wiki/Tea" text:style-name="Internet_20_link" text:visited-style-name="Visited_20_Internet_20_Link"><text:span text:style-name="T34">teas</text:span></text:a><text:span text:style-name="T36">, ice-cream,juices, Frappuccino</text:span><text:span text:style-name="T34">,</text:span><text:span text:style-name="T36">beverages,</text:span><text:a xlink:type="simple" xlink:href="https://en.wikipedia.org/wiki/Pastries" text:style-name="Internet_20_link" text:visited-style-name="Visited_20_Internet_20_Link"><text:span text:style-name="T34">pastries</text:span></text:a><text:span text:style-name="T36">, and snacks.</text:span></text:p>
      <text:p text:style-name="P6"><text:span text:style-name="T37">The Augmented Products are</text:span><text:span text:style-name="T36">:</text:span><text:span text:style-name="T94"> </text:span><text:span text:style-name="T11"><text:s/></text:span><text:span text:style-name="T18">free Wi-Fi in all of its stores. It also <text:s/>gives </text:span><text:span text:style-name="T42">Wireless connections in all outlets -So everyone can surf the Internet while enjoying their drinks.</text:span><text:span text:style-name="T18"> </text:span><text:span text:style-name="T42">Socket for customer to charge their electronic devices like laptop. Music- where people can enjoy light music, also provide prepaid Starbucks card, Duetto visa (credit card and reward card).</text:span></text:p>
      <text:p text:style-name="P4"><text:span text:style-name="T2">Q3:</text:span><text:span text:style-name="T7"> What are the various product categories offered by Starbucks?</text:span></text:p>
      <text:p text:style-name="P2"><text:span text:style-name="T2">A3:</text:span><text:span text:style-name="T4"> There are 11 product categories offered by Starbucks. Which are...</text:span></text:p>
      <text:p text:style-name="P10"><text:span text:style-name="T7">--&gt; Brewed coffee<text:tab/><text:tab/><text:tab/><text:tab/>--&gt; <text:s/>Frappuccino Blended Coffee</text:span></text:p>
      <text:p text:style-name="P10"><text:span text:style-name="T7">--&gt; Espresso Hot<text:tab/><text:tab/><text:tab/><text:tab/>--&gt; Espresso Iced</text:span></text:p>
      <text:p text:style-name="P10"><text:span text:style-name="T7">--&gt; <text:s/>Frappuccino <text:s/>Light Blended Coffee<text:tab/>--&gt; Frappuccino Blended Creme</text:span></text:p>
      <text:p text:style-name="P10"><text:span text:style-name="T7">--&gt; Frappuccino Jucie Blended<text:tab/><text:tab/>--&gt; Drinks extras</text:span></text:p>
      <text:p text:style-name="P10"><text:span text:style-name="T7">--&gt; <text:s/>Tazo Tea<text:tab/><text:tab/><text:tab/><text:tab/><text:tab/>--&gt; Classic Favourites</text:span></text:p>
      <text:p text:style-name="P10"><text:span text:style-name="T7">--&gt; <text:s/>Vivanno Nourishing Blends</text:span></text:p>
      <text:p text:style-name="P4"><text:span text:style-name="T2">Q4:</text:span><text:span text:style-name="T7"> How has Starbucks adapted its product offering to suit the Indian market?</text:span></text:p>
      <text:p text:style-name="P6"><text:span text:style-name="T2">A4: T</text:span><text:span text:style-name="T2">he change of elements in a company’s offer to meet local needs. Some degree of adaptation is fundamental in every market, e.g., adjustment to the legal system. Starbucks offers globally renewed products as well as domestic products, with both local sourcing following a global brand and a regional product approach. Consequently, the product adaptation and variation strategies are reflected in the menu through “Indianization,” </text:span></text:p>
      <text:p text:style-name="P6"><text:soft-page-break/><text:span text:style-name="T2">Avani Davada, CEO of Tata Starbucks, claims to have established a "third place," namely a place between the office and home, including free WiFI and co-working opportunities.The means of searching for locations has also been adapted to the Indian circumstances, with a focus on prime locations.The regulatory environment, national culture, and the local business community shape Indian business culture. To adapt <text:s/>the local environment, a domestic partner is beneficial.so, Starbucks chose Tata as a partner to compensate for its lack of institutional knowledge in India. </text:span></text:p>
      <text:p text:style-name="P6"><text:span text:style-name="T2"><text:tab/>Consequently, adaptation concerning informal institutions could be developed with the help of Tata’s tacit local knowledge. To sum up, Starbucks comes with the advantage of being a known brand in its target market. It needs to find the right locations and the right business model, provide a uniformly excellent experience to customers and get the product mix and pricing right. Furthermore, the alliance with Tata helps it adapt to the unknown institutional environment. </text:span></text:p>
      <text:p text:style-name="P4"><text:span text:style-name="T2">Q5:</text:span><text:span text:style-name="T7"> How has Starbucks introduced healthy products in its range?</text:span></text:p>
      <text:p text:style-name="P6"><text:span text:style-name="T2">A5:</text:span><text:span text:style-name="T7"> </text:span><text:span text:style-name="T7">Starbucks announces further commitments to health and wellness to Reducing sugar, simplifying ingredients and improving nutritional information for customers. Customers reducing average added sugar in indulgent drinks by 25% by the end of 2020. </text:span></text:p>
      <text:p text:style-name="P6"><text:span text:style-name="T7"><text:tab/>Starbucks added the sugar-free natural sweetener, Truvia, to its condiment bars; increased the range of flavours of sugar-free syrups to three and introduced coconut milk as a second non-dairy alternative in addition to soy milk . </text:span></text:p>
      <text:p text:style-name="P6"><text:span text:style-name="T7"/></text:p>
      <text:p text:style-name="P4"><text:span text:style-name="T2">Q6:</text:span><text:span text:style-name="T7"> Mention an innovation by Starbucks with regard to an existing product.</text:span></text:p>
      <text:p text:style-name="P6"><text:span text:style-name="T2">A6:</text:span><text:span text:style-name="T7"> </text:span><text:span text:style-name="T43">Here are some of the innovative beverages and products Starbucks and its family of brands introduced:</text:span></text:p>
      <text:h text:style-name="P40" text:outline-level="4"><text:span text:style-name="T106">--&gt; Teavana® Oprah Chai Tea<text:tab/><text:tab/></text:span></text:h>
      <text:p text:style-name="P12"><text:span text:style-name="T90">--&gt; Teavana® Shaken Iced Tea</text:span></text:p>
      <text:p text:style-name="P12"><text:span text:style-name="T90">--&gt; Fizzio™ Handcrafted Sodas<text:tab/><text:tab/></text:span></text:p>
      <text:p text:style-name="P12"><text:span text:style-name="T90">--&gt; </text:span><text:span text:style-name="T90">Digital Tipping, Shake to Pay, Mobile Order and Pay</text:span></text:p>
      <text:p text:style-name="P12"><text:span text:style-name="T90">--&gt; </text:span><text:span text:style-name="T90">Starbucks Mobile Truck<text:tab/><text:tab/></text:span></text:p>
      <text:p text:style-name="P12"><text:span text:style-name="T90">--&gt; Evolution Fresh™ Smoothies</text:span></text:p>
      <text:p text:style-name="P12"><text:span text:style-name="T90">--&gt; Single-Origin Coffees in Grocery Stores</text:span></text:p>
      <text:p text:style-name="P12"><text:span text:style-name="T90">--&gt; Iced Coffees Brewed to Personalize at Home</text:span></text:p>
      <text:p text:style-name="P12"><text:soft-page-break/><text:span text:style-name="T90">--&gt; Starbucks® Chestnut Praline Latte</text:span></text:p>
      <text:p text:style-name="P12"><text:span text:style-name="T90">--&gt; </text:span><text:span text:style-name="T90">Starbucks For Life</text:span></text:p>
      <text:p text:style-name="P11"><text:span text:style-name="T104"/></text:p>
      <text:p text:style-name="P11"><text:span text:style-name="T105"/></text:p>
      <text:p text:style-name="P6"><text:span text:style-name="T43"/></text:p>
      <text:p text:style-name="P4"><text:span text:style-name="T2">Q7:</text:span><text:span text:style-name="T7"> What are some partnerships that Starbucks has entered, from the point of view of product?</text:span></text:p>
      <text:p text:style-name="P6"><text:span text:style-name="T2">A7:</text:span><text:span text:style-name="T4"> Some partnerships are here that starbucks has entered, from the point of view of product..</text:span></text:p>
      <text:p text:style-name="P6"><text:span text:style-name="T20">--&gt; </text:span><text:bookmark text:name="Kraft_Foods"/><text:span text:style-name="T24">Kraft Foods</text:span><text:span text:style-name="T23"> :</text:span><text:span text:style-name="T18"> Starbucks and Kraft Foods</text:span><text:span text:style-name="T16"> </text:span><text:span text:style-name="T18">entered into a partnership in 1998 to sell Starbucks products in the Mondelez grocery stores owned by the latter. </text:span></text:p>
      <text:p text:style-name="Standard"><text:span text:style-name="T20">--&gt;</text:span><text:span text:style-name="T23"> </text:span><text:bookmark text:name="PepsiCo"/><text:span text:style-name="T24">PepsiCo </text:span><text:span text:style-name="T25">: </text:span><text:span text:style-name="T18">in 2015, Starbucks signed a deal with PepsiCo to market and distribute Starbucks products in several Latin American countries.</text:span></text:p>
      <text:p text:style-name="Standard"><text:span text:style-name="T20"/></text:p>
      <text:p text:style-name="Standard"><text:span text:style-name="T20">--&gt; <text:s/></text:span><text:bookmark text:name="Spotify"/><text:span text:style-name="T14">Spotify </text:span><text:span text:style-name="T13">:</text:span><text:span text:style-name="T18">The partnership entailed giving U.S.-based employees a Spotify premium subscription and to help influence the music played in store via playlists made using Spotify. Starbucks was also given its own curated Spotify playlist to be featured on Spotify's mobile app. </text:span></text:p>
      <text:p text:style-name="Standard"><text:span text:style-name="T20"/></text:p>
      <text:p text:style-name="Standard"><text:span text:style-name="T21">--&gt; </text:span><text:bookmark text:name="Uber_Eats"/><text:span text:style-name="T14">Uber Eats</text:span><text:span text:style-name="T15"> : </text:span><text:span text:style-name="T22">Starbucks expanded its partnership with Uber Eats to bring its beverages to U.S. customers' doorsteps.</text:span></text:p>
      <text:p text:style-name="Standard"><text:span text:style-name="T21"/></text:p>
      <text:p text:style-name="Standard"><text:span text:style-name="T21">--&gt; </text:span><text:bookmark text:name="Lyra_Health_Inc."/><text:span text:style-name="T14">Lyra Health Inc</text:span><text:span text:style-name="T15">. : </text:span><text:span text:style-name="T22">Starbucks announced that, all U.S. employees and their eligible family members could use up to 20 free mental health therapy or coaching sessions per year. </text:span></text:p>
      <text:p text:style-name="Text_20_body"><text:line-break/></text:p>
      <text:p text:style-name="P24"><text:span text:style-name="T27"/></text:p>
      <text:p text:style-name="P24"><text:span text:style-name="T26"/></text:p>
      <text:p text:style-name="P24"><text:span text:style-name="T26"/></text:p>
      <text:p text:style-name="P42"><text:span text:style-name="T32"/></text:p>
      <text:p text:style-name="Standard"><text:span text:style-name="T23"/></text:p>
      <text:p text:style-name="P23"><text:span text:style-name="T23"/></text:p>
      <text:p text:style-name="P6"><text:span text:style-name="T12"/></text:p>
      <text:p text:style-name="P3"/>
      <text:p text:style-name="P1"/>
      <text:p text:style-name="P18">Questions on Price</text:p>
      <text:p text:style-name="P4"><text:span text:style-name="T2">Q1:</text:span><text:span text:style-name="T7"> What is the most expensive coffee that Starbucks in CP sells?</text:span></text:p>
      <text:p text:style-name="P6"><text:span text:style-name="T2">A1:</text:span><text:span text:style-name="T101"> “Super Venti Flat white” <text:s/>(cost almost <text:s/>- </text:span><text:span text:style-name="T46">11,177.61rs)</text:span><text:span text:style-name="T101"> is the most expensive coffee that Starbucks in CP sells</text:span></text:p>
      <text:p text:style-name="P4"><text:span text:style-name="T2">Q2:</text:span><text:span text:style-name="T7"> <text:s/>What is the least expensive coffee that Starbucks in CP sells?</text:span></text:p>
      <text:p text:style-name="P2"><text:span text:style-name="T2">A2:</text:span><text:span text:style-name="T7"> </text:span><text:span text:style-name="T4">The least expensive coffee that Starbucks in CP sells is espresso (A shot of pure intense coffee flavour) solo – (cost around 100 rs.) </text:span></text:p>
      <text:p text:style-name="P4"><text:span text:style-name="T2">Q3:</text:span><text:span text:style-name="T7"> Which of the following pricing strategies does Starbucks follow? Justify your answer.</text:span></text:p>
      <text:list xml:id="list3251017177212468837" text:style-name="WWNum2">
        <text:list-item>
          <text:p text:style-name="P26">Economy pricing strategy</text:p>
        </text:list-item>
        <text:list-item>
          <text:p text:style-name="P22">Penetration pricing strategy</text:p>
        </text:list-item>
        <text:list-item>
          <text:p text:style-name="P22">Skimming pricing strategy</text:p>
        </text:list-item>
        <text:list-item>
          <text:p text:style-name="P28">Premium pricing strategy</text:p>
        </text:list-item>
      </text:list>
      <text:p text:style-name="P2"><text:span text:style-name="T2">A3:</text:span><text:span text:style-name="T101"> The Premium Pricing and The Skimming pricing Strategies are used by Starbucks.</text:span></text:p>
      <text:p text:style-name="P14"><text:span text:style-name="T55">By creating a more loyal consumer base, Starbucks “captures consumer surplus from consumers with a willingness to pay a higher price.” The loss in sales due to the increase in price is usually a lot less than the increase in profit margin from higher rates. Also, Starbucks increases the price of a tall latte, for example, to motivate people to upgrade. This also helps increase their profit margin.</text:span><text:span text:style-name="T106"> </text:span></text:p>
      <text:p text:style-name="P47"><text:span text:style-name="T106">Profit Margin = Net Profits (or Income) / Net Sales (or Revenue)</text:span></text:p>
      <text:p text:style-name="P43"><text:tab/><text:tab/>= (Net Sales - Expenses) / Net Sales</text:p>
      <text:p text:style-name="P43"><text:tab/><text:tab/>= 1- (Expenses / Net Sales)</text:p>
      <text:p text:style-name="P44"><text:span text:style-name="T54"><text:tab/>So if Starbucks increases its prices by 10 or 20 cents and suppose we keep expenses constant, then higher net sales would result in higher profit margin. Since consumers’ demand for Starbucks's price is relatively inelastic, Net Sales or Revenue would increase significantly with an increase in price and thus lead to an increase in profit Margin.</text:span> </text:p>
      <text:p text:style-name="P44"><text:tab/><text:span text:style-name="T54">According to the official Starbucks Press Releases in 2018, the company has “Consolidated net revenues of $24.7 billion, up 10% over the prior year. </text:span></text:p>
      <text:p text:style-name="P2"><text:span text:style-name="T7"/></text:p>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8">Questions on Place</text:p>
      <text:p text:style-name="P4"><text:span text:style-name="T2">Q1:</text:span><text:span text:style-name="T7"> How many cities in India have at least one Starbucks store?</text:span></text:p>
      <text:p text:style-name="P6"><text:span text:style-name="T2">A1:</text:span><text:span text:style-name="T101"> </text:span><text:span text:style-name="T46">Tata Starbucks - a joint venture between Starbucks and India's Tata Consumer Products - across 19 Indian cities.</text:span><text:span text:style-name="T101"> </text:span></text:p>
      <text:p text:style-name="P4"><text:span text:style-name="T2">Q2:</text:span><text:span text:style-name="T7"> What is the total number of Starbucks stores in India?</text:span></text:p>
      <text:p text:style-name="P2"><text:span text:style-name="T2">A2:</text:span><text:span text:style-name="T7"> <text:s/></text:span><text:span text:style-name="T46">224 total outlets <text:s/>of Starbucks in India.</text:span></text:p>
      <text:p text:style-name="P4"><text:span text:style-name="T2">Q3:</text:span><text:span text:style-name="T7"> Which cities in India tend to have a Starbucks store? Why?</text:span></text:p>
      <text:p text:style-name="P6"><text:span text:style-name="T2">A3:</text:span><text:span text:style-name="T7"> </text:span><text:span text:style-name="T101">according to me in Delhi, Bangalore, Mumbai and Hydrabad <text:s/>cities in india tend to have a starbucks store. By exploring my study </text:span><text:span text:style-name="T38">the 'new coffee house culture that was gripping the Indian youth'.the 'on-the-go' culture is less in India as people come to Starbucks to spend time and catch up. It is a question of building people's familiarity with the brand and their coffee consuming habits, and these things evolve over time. "</text:span><text:span text:style-name="T101"> <text:s/>most of the youth lives in these cities far away from their families just for their IT jobs or Networking jobs as such. <text:s/>And as our case study Tata Starbucks called their place as “third Place”.</text:span></text:p>
      <text:p text:style-name="P4"><text:span text:style-name="T2">Q4:</text:span><text:span text:style-name="T7"> Mention an innovation by Starbucks with regard to its store strategy.</text:span></text:p>
      <text:p text:style-name="P6"><text:span text:style-name="T2">A4:</text:span><text:span text:style-name="T7"> </text:span><text:span text:style-name="T56">Starbucks’ </text:span><text:span text:style-name="T57">“retail expansion”</text:span><text:span text:style-name="T56"> strategy was sequential, based on conquering one area of a city or region at a time. Centralized cities served as hubs or regional centers for rollout expansion into nearby markets.</text:span><text:span text:style-name="T101"> </text:span><text:span text:style-name="T56">Starbucks involved a rigorous and disciplined review of all aspects of business. <text:s/>They paid a special attention on operational efficiency from the beginning of the supply chain to the Barista at the counter.</text:span><text:span text:style-name="T101"> </text:span></text:p>
      <text:p text:style-name="P13"><text:span text:style-name="T58"><text:tab/></text:span><text:span text:style-name="T58">The company also invested in Technology and tools that increased the speed and lower the cost of bringing new products and strategies to market and better staff training to improve the customer experience.  Starbucks also overcame the recession lingers and no retailer can afford to be complacent, Starbucks has managed and impressive recovery that solidifies its unique image in a competitive market.</text:span><text:span text:style-name="T106"> </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oft-page-break/><text:span text:style-name="T2">Q5:</text:span><text:span text:style-name="T7"> What are some partnerships that Starbucks has entered, from the point of view of the place?</text:span></text:p>
      <text:p text:style-name="P2"><text:span text:style-name="T2">A5:</text:span><text:span text:style-name="T101"> Some partnerships that Starbucks has entered, from the point of view of the places are..</text:span></text:p>
      <text:p text:style-name="P14"><text:span text:style-name="T39">--&gt;</text:span><text:span text:style-name="T40">Apple Inc. </text:span><text:span text:style-name="T41">: </text:span><text:span text:style-name="T30">Starbucks has partnered with Apple inc. to collaborate on selling music as part of the "coffeehouse experience. "Apple announced that customers would be able to browse the iTunes Store at Starbucks via Wi-Fi in the US—with no requirement to log into the Wi-Fi network—targeted at iphone,ipad and Macbook users.</text:span></text:p>
      <text:h text:style-name="P36" text:outline-level="1"><text:span text:style-name="T39">--&gt; </text:span><text:span text:style-name="T40">MSBC</text:span><text:span text:style-name="T39"> </text:span><text:span text:style-name="T39">:</text:span><text:span text:style-name="T41"> </text:span><text:span text:style-name="T41">T</text:span><text:span text:style-name="T30">he MSBC morning news program Morning Joe</text:span><text:span text:style-name="T17"> </text:span><text:span text:style-name="T30">has been presented as "brewed by Starbucks" and the show's logo changed to include the company logo.</text:span></text:h>
      <text:p text:style-name="P15"><text:span text:style-name="T31">--&gt; </text:span><text:bookmark text:name="Disney"/><text:span text:style-name="T29">Disney</text:span><text:span text:style-name="T28"> : </text:span><text:span text:style-name="T28">The Downtown Disney and Disney Springs locations are Starbucks-operated, while the locations inside of the theme parks are Disney-operated. </text:span></text:p>
      <text:p text:style-name="P15"/>
      <text:p text:style-name="P3"/>
      <text:p text:style-name="P3"/>
      <text:p text:style-name="P3"/>
      <text:p text:style-name="P3"/>
      <text:p text:style-name="P3"/>
      <text:p text:style-name="P3"/>
      <text:p text:style-name="P3"/>
      <text:p text:style-name="P3"/>
      <text:p text:style-name="P3"/>
      <text:p text:style-name="P3"/>
      <text:p text:style-name="P1"/>
      <text:p text:style-name="P18">Questions on Promotion</text:p>
      <text:p text:style-name="P4"><text:span text:style-name="T2">Q1:</text:span><text:span text:style-name="T7"> What is the primary means of promotion for Starbucks?</text:span></text:p>
      <text:p text:style-name="P2"><text:span text:style-name="T2">A1:</text:span><text:span text:style-name="T7"> </text:span><text:span text:style-name="T101">The promotion strategy of a company refers to a set of actionable plans for the creating awarness for a brand or its products or its servicies among a target audience.</text:span></text:p>
      <text:p text:style-name="P17"><text:span text:style-name="T97">Traditional Markecting of Starbucks are </text:span></text:p>
      <text:p text:style-name="P17"><text:span text:style-name="T97">--&gt;TV Commercials: It helps the company to reach out to a much larger and wider demography of audience.</text:span></text:p>
      <text:p text:style-name="P17"><text:span text:style-name="T97">--&gt; Outdoor advertising : <text:s/>Starbucks has always followed a minimalistic, creative and witty approch when it comes to outdoor adverting.</text:span></text:p>
      <text:p text:style-name="P17"><text:span text:style-name="T97">--&gt; Magazine Ads : <text:s/>The magazine ads of Starbucks rely heavily on attractive colorful images.it helps in grabbing the attention of the readers. Each of the advertisement of Starbucks is people centric and highligghts the value offered to the customers and community.This approch is clearly aligned with the mission statement of Starbucks.</text:span></text:p>
      <text:p text:style-name="P16"><text:span text:style-name="T97"><text:tab/>Social Media, Search engine Ads, </text:span><text:span text:style-name="T51">campaign</text:span><text:span text:style-name="T97"> </text:span><text:span text:style-name="T97"><text:s/>are another options for Starbucks promotion. </text:span></text:p>
      <text:p text:style-name="P2"><text:span text:style-name="T7"/></text:p>
      <text:p text:style-name="P2"><text:span text:style-name="T7"/></text:p>
      <text:p text:style-name="P2"><text:span text:style-name="T7"/></text:p>
      <text:p text:style-name="P4"><text:span text:style-name="T2">Q2:</text:span><text:span text:style-name="T7"> How does Starbucks go about executing its primary means of promotion?</text:span></text:p>
      <text:p text:style-name="P6"><text:span text:style-name="T2">A2: </text:span><text:span text:style-name="T59">Following method of Starbucks go about executing its primary means of promotion: </text:span></text:p>
      <text:p text:style-name="P6"><text:span text:style-name="T7"><text:s/></text:span><text:span text:style-name="T101">--&gt; </text:span><text:span text:style-name="T38">Research Objectives:</text:span><text:span text:style-name="T62">Research objectives are given below:</text:span><text:span text:style-name="T38"> </text:span></text:p>
      <text:p text:style-name="P48"><text:span text:style-name="T96">To analyze cultural attributes of Starbucks brand and uniqueness from other brands.</text:span></text:p>
      <text:p text:style-name="P45">To examine corporate social responsibility campaign of Starbucks and its impact on brand building.</text:p>
      <text:p text:style-name="P45">To consider brand differentiation strategies of company and rapid expansion strategy analysis of organization.</text:p>
      <text:p text:style-name="P45">To assess long term objectives of Starbucks to aid its marketing strategies and achievement of company objectives.</text:p>
      <text:h text:style-name="P37" text:outline-level="2">--&gt; <text:span text:style-name="T91">Research Approach and Research Questions</text:span></text:h>
      <text:p text:style-name="P46"><text:span text:style-name="T91">What are brand attributes of Starbucks that make it differentiated from other brands?</text:span></text:p>
      <text:p text:style-name="P45"><text:soft-page-break/>What is role of strong experience that company deliver along with taste of products?</text:p>
      <text:p text:style-name="P45">What are growth opportunities for Starbucks in emerging markets by virtue of its international marketing strategies?</text:p>
      <text:p text:style-name="P45">What is the role marketing in organizational growth and strengthening sound customer base?</text:p>
      <text:p text:style-name="P30"><text:span text:style-name="T91">--&gt; Research Methodology</text:span></text:p>
      <text:p text:style-name="P30"><text:span text:style-name="T108">The quantitative and qualitative techniques are used in order to interpret the primary data and conclude the findings of a research study. The disadvantages of primary data are that, it takes a lot of time to collect primary data. Sometimes, it is very costly to collect primary data. Substantial amount of resources are required in order to collect primary data so researcher avoids using primary data due to scarcity of resources.</text:span><text:span text:style-name="T91"> </text:span></text:p>
      <text:p text:style-name="P30"><text:span text:style-name="T91">--&gt; Case Study Approach</text:span></text:p>
      <text:p text:style-name="P31"><text:span text:style-name="T60">Case study would consider the best in class marketing communication tools including social media marketing to aid the organizational growth by Starbucks.</text:span><text:span text:style-name="T60">Starbucks heavily relies on unconventional marketing strategies like word of mount and social media strategies.</text:span><text:span text:style-name="T108"> </text:span></text:p>
      <text:h text:style-name="P39" text:outline-level="2"><text:span text:style-name="T96">--&gt; Marketing Mix</text:span></text:h>
      <text:p text:style-name="P13"><text:span text:style-name="T61">The main objective of marketing mix program is to create communication and deliver value to customers. The Starbucks is using different marketing strategies like customer relationship management, integrated marketing communication, creating a good customer experience and social media marketing.</text:span><text:span text:style-name="T41"> </text:span></text:p>
      <text:p text:style-name="P13"><text:span text:style-name="T41">--&gt; Research Ethics, <text:s/>Brand Differentiation Strategy, opportunities,product, price, place, Processes, people, Physical Environment etc. </text:span></text:p>
      <text:p text:style-name="P6"><text:span text:style-name="T35"/></text:p>
      <text:p text:style-name="P6"><text:span text:style-name="T35"/></text:p>
      <text:p text:style-name="P6"><text:span text:style-name="T35"/></text:p>
      <text:p text:style-name="P6"><text:span text:style-name="T35"/></text:p>
      <text:p text:style-name="P2"><text:span text:style-name="T7"/></text:p>
      <text:p text:style-name="P4"><text:span text:style-name="T2">Q3:</text:span><text:span text:style-name="T7"> What is meant by ‘Third Place’ in the context of the marketing strategy of Starbucks?</text:span></text:p>
      <text:p text:style-name="P6"><text:span text:style-name="T2">A3:</text:span><text:span text:style-name="T101"> </text:span><text:span text:style-name="T46">In the third place, the idea is to make customer service not only satisfactory but excellent.</text:span><text:span text:style-name="T101"> </text:span></text:p>
      <text:p text:style-name="P4"><text:span text:style-name="T2"/></text:p>
      <text:p text:style-name="P4"><text:span text:style-name="T2"/></text:p>
      <text:p text:style-name="P32"><text:soft-page-break/><text:span text:style-name="T2">Q4:</text:span><text:span text:style-name="T7"> What is meant by ‘Fourth Place” in the context of the marketing strategy of Starbucks?</text:span></text:p>
      <text:p text:style-name="P6"><text:span text:style-name="T2">A4:</text:span><text:span text:style-name="T7"> </text:span><text:span text:style-name="T46">By digital, the implication here is not only about reaching out to a "digitally-savvy audience", but also about creating a place that is "digitally-equipped" with a robust mobile and online delivery system. Starbucks calls it the fourth place.</text:span><text:span text:style-name="T101">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9">Questions on People</text:p>
      <text:p text:style-name="P2"><text:span text:style-name="T2">Q1: </text:span><text:span text:style-name="T7">What are the primary target customer segments for Starbucks?</text:span></text:p>
      <text:p text:style-name="P6"><text:span text:style-name="T2">A1: The primary target customer segments for Starbucks are </text:span></text:p>
      <text:p text:style-name="P13"><text:span text:style-name="T52">--&gt; </text:span><text:span text:style-name="T52">Easygoing, determined and ambitious</text:span><text:span text:style-name="T106"> ,</text:span></text:p>
      <text:p text:style-name="P13"><text:span text:style-name="T52">--&gt; </text:span><text:span text:style-name="T52">Regular users</text:span><text:span text:style-name="T106"> ,</text:span></text:p>
      <text:p text:style-name="P13"><text:span text:style-name="T52">--&gt; </text:span><text:span text:style-name="T52">Middle and upper class</text:span><text:span text:style-name="T106"> </text:span></text:p>
      <text:p text:style-name="P6"><text:span text:style-name="T46">--&gt; Mainstreamer Aspirer Succeeder Explorer Reformer</text:span><text:span text:style-name="T101"> </text:span><text:span text:style-name="T7"><text:s/></text:span></text:p>
      <text:p text:style-name="P4"><text:span text:style-name="T2">Q2:</text:span><text:span text:style-name="T7"> What is the connection between the target customer segments for Starbucks and its choice of price and place?</text:span></text:p>
      <text:p text:style-name="P2"><text:span text:style-name="T2">A2:</text:span><text:span text:style-name="T7"> </text:span><text:span text:style-name="T4">for the place : Most stores are located in high-trafficked, high-visiblity areas, such as Office buildings, Downtown and suburban retail centers, airport terminals, University campuses, Busy neighborhood shopping areas convenient to pedestrain traffic. And </text:span></text:p>
      <text:p text:style-name="P10"><text:span text:style-name="T7">for the price : Usually price and quality determines the value of the product. Starbucks always tried to deliver high value to the consumers by buying quality beans, assuring that their satff got effective and efficient training, and mostly creating an enviorment to enjoy coffee. For this, Starbucks's customer had to pay more; it was expensive. Starbucks also introduced “Breakfast pairings”' which includes breakfast items along with a coffee. This is to target the price conscious customers. </text:span></text:p>
      <text:p text:style-name="P4"><text:span text:style-name="T2">Q3:</text:span><text:span text:style-name="T7"> What are Starbucks employees called?</text:span></text:p>
      <text:p text:style-name="P6"><text:span text:style-name="T2">A3:</text:span><text:span text:style-name="T7"> </text:span><text:span text:style-name="T101">S</text:span><text:span text:style-name="T46">tarbucks employees called “</text:span><text:span text:style-name="T46">employees partners” because they are all partners in shared success</text:span><text:span text:style-name="T46">.</text:span></text:p>
      <text:p text:style-name="P4"><text:span text:style-name="T2">Q4:</text:span><text:span text:style-name="T7"> Mention an innovation by Starbucks with regard to its employee training.</text:span></text:p>
      <text:p text:style-name="P6"><text:span text:style-name="T2">A4</text:span><text:span text:style-name="T4">:</text:span><text:span text:style-name="T4">One upgrade to its current training process for frontline employees</text:span><text:span text:style-name="T92"> c</text:span><text:span text:style-name="T4">ould make Starbucks’ training not only more consistent across all of its store locations but also more efficient and cost-effective: supporting instructor-led training and social learning with video.</text:span></text:p>
      <text:h text:style-name="P41" text:outline-level="4"><text:soft-page-break/><text:span text:style-name="T106">On-demand instructor-led training that’s the same every time:</text:span><text:span text:style-name="T67">A video platform enables trainers to record one training class and then share it securely for any employee to view on-demand in an interactive multi-media player that gives them the same in-class experience. </text:span></text:h>
      <text:h text:style-name="P41" text:outline-level="4"><text:span text:style-name="T106">Enable social learning between stores:With mobile app designed for simple on-the-go recording, a video platform can enable employees at any location to share useful tips with every other store location.</text:span></text:h>
      <text:p text:style-name="P6"><text:span text:style-name="T4"><text:s/></text:span></text:p>
      <text:p text:style-name="P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Questions on Physical Evidence</text:p>
      <text:p text:style-name="P4"><text:span text:style-name="T2">Q1:</text:span><text:span text:style-name="T7"> How does the Starbucks store layout contribute to its marketing strategy?</text:span></text:p>
      <text:p text:style-name="P2"><text:span text:style-name="T2">A1: <text:s/>the Starbucks store layout to its marketing strategy</text:span></text:p>
      <text:p text:style-name="P2"><text:span text:style-name="T2">--&gt; “Perfect Cup of Coffee” - Their coffee, even if priced slightly more expensive thann expected, is famous for satisfying customers with its rich, delicious taste and aroma.</text:span></text:p>
      <text:p text:style-name="P2"><text:span text:style-name="T2">--&gt; “Customer Satisfaction” - Fromm entrance to the store to the very last drop of their coffes, it is a must that customers feel the uniquness of enjoying their satrbucks coffee experience.</text:span></text:p>
      <text:p text:style-name="P2"><text:span text:style-name="T2">--&gt; “Creating Satisfaction” - “My Starbucks Idea”, designed to collect suggestions and feedback fromm customers.</text:span></text:p>
      <text:p text:style-name="P2"><text:span text:style-name="T2">--&gt; “Innovation” - <text:s/>They've added different flavors to their coffee, more food on their menu, free weekly song , free WIFI internet usage , free birthday drink.</text:span></text:p>
      <text:p text:style-name="P2"><text:span text:style-name="T2">--&gt; “Brand Marketing” - The Statrbucks marketing strategy has always focued onb “word-of-mouth” advertising.</text:span></text:p>
      <text:p text:style-name="P2"><text:span text:style-name="T2">--&gt; “Monopolistic” - Buying out competitors' leases, intentionally operating at a loss, and clustering several locations in a small geographical area for saturating the market.</text:span></text:p>
      <text:p text:style-name="P2"><text:span text:style-name="T2">--&gt; “Just Say Yes” policy in order to keep the customer happy.</text:span></text:p>
      <text:p text:style-name="P2"><text:span text:style-name="T2">--&gt; My Starbucks reward program allows members to earn a free drink after 15 purchases at participating Starbucks stores.</text:span></text:p>
      <text:p text:style-name="P2"><text:span text:style-name="T2">--&gt; Starbucks card – It is stored-value card for customers to use and reload.</text:span></text:p>
      <text:p text:style-name="P4"><text:span text:style-name="T2">Q2:</text:span><text:span text:style-name="T7"> What is the Starbucks logo? </text:span></text:p>
      <text:p text:style-name="P6"><text:span text:style-name="T2">A2:</text:span><text:span text:style-name="T7"> -</text:span><text:span text:style-name="T46">The “double-tailed mermaid” appears to be a reference to an Italian medieval character Starbucks has claimed as “Norse”–but in any case, the imagery, born from a maritime book, inspired its founders to make her the logo of the Seattle coffee shop</text:span><text:span text:style-name="T49">.</text:span><text:span text:style-name="T7"> </text:span></text:p>
      <text:p text:style-name="P6"><text:span text:style-name="T7"><draw:frame draw:style-name="fr2" draw:name="graphics2" text:anchor-type="as-char" svg:y="-2.752cm" svg:width="6.597cm" svg:height="4.457cm" draw:z-index="1"><draw:image xlink:href="https://www.freepnglogos.com/uploads/starbucks-logo-png-25.png" xlink:type="simple" xlink:show="embed" xlink:actuate="onLoad"/></draw:frame></text:span><text:span text:style-name="T7"> </text:span></text:p>
      <text:p text:style-name="P4"><text:soft-page-break/><text:span text:style-name="T2">Q3:</text:span><text:span text:style-name="T7"> Has the Starbucks logo evolved over time?</text:span></text:p>
      <text:p text:style-name="P6"><text:span text:style-name="T2">A3:</text:span><text:span text:style-name="T7"> -</text:span><text:span text:style-name="T46">Starbucks' logo has gone through two previous shifts, most dramatically in 1987, when Starbucks turned a brown woodcut into a green and black image. It dropped "tea" and "spices" from the text and changed the siren from a 16th-century Norse woodcut to a more stylized black-and-white graphic.</text:span><text:span text:style-name="T101"> </text:span><text:span text:style-name="T101"><draw:frame draw:style-name="fr1" draw:name="graphics1" text:anchor-type="as-char" svg:width="17.992cm" svg:height="5.265cm" draw:z-index="0"><draw:image xlink:href="https://miro.medium.com/max/1400/1*LORn-rQB8D47Dqf6KZoiPA.jpeg" xlink:type="simple" xlink:show="embed" xlink:actuate="onLoad"/></draw:frame></text:span><text:span text:style-name="T101"> </text:span></text:p>
      <text:p text:style-name="P4"><text:span text:style-name="T2">Q4:</text:span><text:span text:style-name="T7"> Can the Starbucks app be considered part of physical evidence in the 7 Ps framework? Justify your answer.</text:span></text:p>
      <text:p text:style-name="P6"><text:span text:style-name="T2">A4:</text:span><text:span text:style-name="T7"> </text:span><text:span text:style-name="T64">Starbucks Marketing Mix (Starbucks 7Ps of Marketing) comprises elements of the marketing mix that consists of product, place, price, promotion, process, people and physical evidence</text:span></text:p>
      <text:p text:style-name="P6"><text:span text:style-name="Strong_20_Emphasis"><text:span text:style-name="T66">Product</text:span></text:span><text:span text:style-name="T2"> : </text:span><text:span text:style-name="T63">Starbucks sells coffees, tea and other beverages and a variety of fresh food items, including snack.the company sells products and services under the following brands: Teavana, Tazo, Seattle’s Best Coffee, Evolution Fresh, La Boulange and Ethos. Starbucks Corporation also sells merchandise products such as coffee- and tea-brewing equipment, Verismo® System by Starbucks, mugs and accessories, packaged goods, books and gifts.</text:span></text:p>
      <text:p text:style-name="P6"><text:span text:style-name="Strong_20_Emphasis"><text:span text:style-name="T65">Place :</text:span></text:span><text:span text:style-name="T63"> Starbucks operates in 75 countries globally and its products can be purchased from the following places: </text:span><text:span text:style-name="Strong_20_Emphasis"><text:span text:style-name="T65">Company-operated stores,</text:span></text:span><text:span text:style-name="T63"> </text:span><text:span text:style-name="Strong_20_Emphasis"><text:span text:style-name="T65">Licensed stores, Grocery and foodservice accounts</text:span></text:span><text:span text:style-name="Strong_20_Emphasis"><text:span text:style-name="T63">.</text:span></text:span></text:p>
      <text:p text:style-name="P6"><text:span text:style-name="Strong_20_Emphasis"><text:span text:style-name="T65">Price</text:span></text:span><text:span text:style-name="Strong_20_Emphasis"><text:span text:style-name="T63"> : Starbucks pricing strategy can be described as a hybrid of premium pricing, geographical pricing, psychological pricing strategies. Starbucks pursues premium pricing strategy and its products are generally more expensive compared to the competition. </text:span></text:span></text:p>
      <text:p text:style-name="P6"><text:span text:style-name="T63"><text:s/></text:span></text:p>
      <text:p text:style-name="P3"/>
      <text:p text:style-name="P1"/>
      <text:p text:style-name="P18">Questions on Process</text:p>
      <text:p text:style-name="P4"><text:span text:style-name="T2">Q1:</text:span><text:span text:style-name="T7"> What is the process improvement philosophy that Starbucks adopted a decade ago to improve its productivity? </text:span></text:p>
      <text:p text:style-name="P6"><text:span text:style-name="T2">A1:</text:span><text:span text:style-name="T7"> </text:span><text:span text:style-name="T50">lean Six Sigma implementation</text:span><text:span text:style-name="T44"> </text:span><text:span text:style-name="T49">ensures Starbuck's success. It was introduced in early 2000.</text:span><text:span text:style-name="T7"> </text:span></text:p>
      <text:p text:style-name="P4"><text:span text:style-name="T2">Q2:</text:span><text:span text:style-name="T7"> What are some of the key metrics that Starbucks uses to measure in-store productivity?</text:span></text:p>
      <text:p text:style-name="P6"><text:span text:style-name="T2">A2: Some of the key metrics that Starbucks use:</text:span></text:p>
      <text:p text:style-name="P6"><text:span text:style-name="T7">--&gt; </text:span><text:span text:style-name="Strong_20_Emphasis"><text:span text:style-name="T75">Revenue growth : </text:span></text:span><text:span text:style-name="Strong_20_Emphasis"><text:span text:style-name="T86">Starbucks' revenue for its first quarter of fiscal 2019 rose 9% year over year.This growth is down from its 11% year-over-year revenue growth in its fourth quarter of fiscal 2018</text:span></text:span><text:span text:style-name="Strong_20_Emphasis"><text:span text:style-name="T75"> </text:span></text:span></text:p>
      <text:h text:style-name="P38" text:outline-level="2"><text:span text:style-name="Strong_20_Emphasis"><text:span text:style-name="T75">--&gt;</text:span></text:span><text:span text:style-name="Strong_20_Emphasis"><text:span text:style-name="T75">Global comparable-store sales growth : </text:span></text:span><text:span text:style-name="Strong_20_Emphasis"><text:span text:style-name="T86">tarbucks' global comps rose 4% in the first quarter, extending the metric's streak of accelerating growth -- global comps increased 1% in Q3 of 2018 and 3% in Q4 of 2018.</text:span></text:span><text:span text:style-name="Strong_20_Emphasis"><text:span text:style-name="T75"> </text:span></text:span></text:h>
      <text:h text:style-name="P38" text:outline-level="2"><text:span text:style-name="Strong_20_Emphasis"><text:span text:style-name="T75">--&gt; U.S. comparable-store sales : </text:span></text:span><text:span text:style-name="Strong_20_Emphasis"><text:span text:style-name="T86">Helping drive Starbucks' strong comps growth was a robust performance in the U.S., where comps increased 4% year over year.</text:span></text:span><text:span text:style-name="Strong_20_Emphasis"><text:span text:style-name="T75"> </text:span></text:span></text:h>
      <text:h text:style-name="P38" text:outline-level="2"><text:span text:style-name="Strong_20_Emphasis"><text:span text:style-name="T75">--&gt; </text:span></text:span><text:span text:style-name="Strong_20_Emphasis"><text:span text:style-name="T75">Active rewards members : </text:span></text:span><text:span text:style-name="Strong_20_Emphasis"><text:span text:style-name="T86">The company's active Starbucks Rewards members rose 14% year over year to 16.3 million</text:span></text:span><text:span text:style-name="Strong_20_Emphasis"><text:span text:style-name="T75"> </text:span></text:span></text:h>
      <text:h text:style-name="P38" text:outline-level="2"><text:span text:style-name="Strong_20_Emphasis"><text:span text:style-name="T75">--&gt; New store openings : </text:span></text:span><text:span text:style-name="Strong_20_Emphasis"><text:span text:style-name="T86">Starbucks continues to open new stores at a rapid rate. During its fiscal first quarter, it opened 541 stores, bringing its total store count to 29,865, up 7% from the year-ago quarter.</text:span></text:span><text:span text:style-name="Strong_20_Emphasis"><text:span text:style-name="T75"> </text:span></text:span></text:h>
      <text:h text:style-name="P38" text:outline-level="2"><text:span text:style-name="Strong_20_Emphasis"><text:span text:style-name="T75">--&gt; Comparable-store sales guidance : </text:span></text:span><text:span text:style-name="Strong_20_Emphasis"><text:span text:style-name="T86">Management was previously guiding for 3% to 4% growth in comps for fiscal 2019, and it continues to expect growth to be in this range. In addition, the company expects to open 2,100 new stores globally during the fiscal year.</text:span></text:span><text:span text:style-name="Strong_20_Emphasis"><text:span text:style-name="T75"> </text:span></text:span></text:h>
      <text:p text:style-name="P14"><text:span text:style-name="T106"/></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Wingdings" svg:font-family="Wingdings" style:font-charset="x-symbol"/>
    <style:font-face style:name="Google Sans" svg:font-family="'Google Sans', arial, sans-serif"/>
    <style:font-face style:name="Helvetica" svg:font-family="Helvetica, Verdana, Arial, sans-serif"/>
    <style:font-face style:name="HelveticaNeue-Light" svg:font-family="HelveticaNeue-Light, 'Helvetica Neue Light', 'Helvetica Neue', Helvetica, Arial, 'Lucida Grande', sans-serif"/>
    <style:font-face style:name="Lohit Devanagari1" svg:font-family="'Lohit Devanagari'"/>
    <style:font-face style:name="Myriad Set Pro Text" svg:font-family="'Myriad Set Pro Text', Helvetica, Arial, sans-serif"/>
    <style:font-face style:name="OpenSans-Regular" svg:font-family="OpenSans-Regular, Arial, sans-serif, apple-system, BlinkMacSystemFont, 'Segoe UI', 'Apple Color Emoji', 'Segoe UI Emoji', 'Segoe UI Symbol'"/>
    <style:font-face style:name="OpenSymbol" svg:font-family="OpenSymbol"/>
    <style:font-face style:name="Roboto" svg:font-family="Roboto, Helvetica, Arial, sans-serif"/>
    <style:font-face style:name="SoDo Sans" svg:font-family="'SoDo Sans', apple-system, BlinkMacSystemFont, 'Segoe UI', Roboto, Oxygen, Ubuntu, Cantarell, 'Fira Sans', 'Droid Sans', 'Helvetica Neue', sans-serif"/>
    <style:font-face style:name="Times New Roman" svg:font-family="'Times New Roman', Times, serif"/>
    <style:font-face style:name="apple-system1" svg:font-family="apple-system, BlinkMacSystemFont, 'Segoe UI', Oxygen, Ubuntu, Cantarell, 'Fira Sans', 'Droid Sans', 'Helvetica Neue', sans-serif"/>
    <style:font-face style:name="apple-system" svg:font-family="apple-system, BlinkMacSystemFont, 'Segoe UI', Roboto, 'Helvetica Neue', Arial, 'Noto Sans', sans-serif, 'Apple Color Emoji', 'Segoe UI Emoji', 'Segoe UI Symbol', 'Noto Color Emoji'"/>
    <style:font-face style:name="arial" svg:font-family="arial, sans-serif"/>
    <style:font-face style:name="sans-serif" svg:font-family="sans-serif"/>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none" style:letter-kerning="fals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default-outline-level="1" style:list-style-name="" style:class="text">
      <style:paragraph-properties loext:contextual-spacing="false" fo:margin-top="0.706cm" fo:margin-bottom="0.212cm"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loext:contextual-spacing="false" fo:margin-top="0.635cm" fo:margin-bottom="0.212cm"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loext:contextual-spacing="false" fo:margin-top="0.564cm" fo:margin-bottom="0.141cm"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loext:contextual-spacing="false" fo:margin-top="0.494cm" fo:margin-bottom="0.141cm"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loext:contextual-spacing="false" fo:margin-top="0.423cm" fo:margin-bottom="0.141cm"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loext:contextual-spacing="false" fo:margin-top="0.423cm" fo:margin-bottom="0.141cm"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loext:contextual-spacing="false" fo:margin-top="0cm" fo:margin-bottom="0.106cm"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loext:contextual-spacing="false" fo:margin-top="0cm" fo:margin-bottom="0.564cm" fo:keep-together="always" fo:keep-with-next="always"/>
      <style:text-properties fo:color="#666666" fo:font-size="15pt" style:font-size-asian="15pt" style:font-size-complex="15pt"/>
    </style:style>
    <style:style style:name="List_20_Paragraph" style:display-name="List Paragraph" style:family="paragraph" style:parent-style-name="Standard" style:default-outline-level="">
      <style:paragraph-properties loext:contextual-spacing="true" fo:margin-left="1.27cm" fo:margin-right="0cm" fo:margin-top="0cm" fo:margin-bottom="0cm" fo:text-indent="0cm" style:auto-text-indent="false"/>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text-underline-style="none" fo:font-weight="bold" style:font-weight-asian="normal" style:font-weight-complex="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mplex="Courier New1"/>
    </style:style>
    <style:style style:name="ListLabel_20_20" style:display-name="ListLabel 20" style:family="text">
      <style:text-properties style:font-name-complex="Courier New1"/>
    </style:style>
    <style:style style:name="ListLabel_20_21" style:display-name="ListLabel 21" style:family="text">
      <style:text-properties style:font-name-complex="Courier New1"/>
    </style:style>
    <style:style style:name="ListLabel_20_22" style:display-name="ListLabel 22" style:family="text">
      <style:text-properties style:text-underline-style="none" fo:font-weight="normal" style:font-weight-asian="normal" style:font-weight-complex="normal"/>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fo:color="#1155cc" style:font-name="Calibri" style:text-underline-style="solid" style:text-underline-width="auto" style:text-underline-color="font-color" style:font-name-complex="Calibri2"/>
    </style:style>
    <style:style style:name="ListLabel_20_32" style:display-name="ListLabel 32" style:family="text">
      <style:text-properties style:font-name="Calibri" style:font-name-complex="Calibri2"/>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2"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3"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text:style-name="ListLabel_20_24"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1.27cm" fo:margin-left="2.54cm" fo:margin-right="0.866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5</meta:editing-cycles>
    <meta:creation-date>2020-09-25T14:05:00</meta:creation-date>
    <dc:date>2021-10-28T11:52:26.95</dc:date>
    <meta:editing-duration>PT19H52M56S</meta:editing-duration>
    <meta:generator>OpenOffice/4.1.11$Win32 OpenOffice.org_project/4111m1$Build-9808</meta:generator>
    <meta:document-statistic meta:table-count="0" meta:image-count="2" meta:object-count="0" meta:page-count="16" meta:paragraph-count="177" meta:word-count="3271" meta:character-count="220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